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900002CA6000011E130C3F338.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MS Mincho" svg:font-family="'MS Mincho', 'ＭＳ 明朝'" style:font-family-generic="modern"/>
    <style:font-face style:name="Consolas" svg:font-family="Consolas" style:font-family-generic="swiss" style:font-pitch="fixed"/>
    <style:font-face style:name="宋体" svg:font-family="宋体, SimSu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45in" fo:margin-left="0.0257in" table:align="left" style:writing-mode="lr-tb"/>
    </style:style>
    <style:style style:name="Table2.A" style:family="table-column">
      <style:table-column-properties style:column-width="0.6042in"/>
    </style:style>
    <style:style style:name="Table2.B" style:family="table-column">
      <style:table-column-properties style:column-width="0.9375in"/>
    </style:style>
    <style:style style:name="Table2.C" style:family="table-column">
      <style:table-column-properties style:column-width="1.3021in"/>
    </style:style>
    <style:style style:name="Table2.D" style:family="table-column">
      <style:table-column-properties style:column-width="3.6063in"/>
    </style:style>
    <style:style style:name="Table2.1" style:family="table-row">
      <style:table-row-properties style:keep-together="true" fo:keep-together="auto"/>
    </style:style>
    <style:style style:name="Table2.A1" style:family="table-cell">
      <style:table-cell-properties style:vertical-align="top" fo:background-color="#e6e6e6" fo:padding-left="0.0194in" fo:padding-right="0.0194in" fo:padding-top="0in" fo:padding-bottom="0in" fo:border-left="0.0069in solid #000000" fo:border-right="none" fo:border-top="0.0069in solid #000000" fo:border-bottom="0.0069in solid #000000">
        <style:background-image/>
      </style:table-cell-properties>
    </style:style>
    <style:style style:name="Table2.D1" style:family="table-cell">
      <style:table-cell-properties style:vertical-align="top" fo:background-color="#e6e6e6" fo:padding-left="0.0194in" fo:padding-right="0.0194in" fo:padding-top="0in" fo:padding-bottom="0in" fo:border="0.0069in solid #000000">
        <style:background-image/>
      </style:table-cell-properties>
    </style:style>
    <style:style style:name="Table2.A2" style:family="table-cell">
      <style:table-cell-properties style:vertical-align="top" fo:padding-left="0.0194in" fo:padding-right="0.0194in" fo:padding-top="0in" fo:padding-bottom="0in" fo:border-left="0.0069in solid #000000" fo:border-right="none" fo:border-top="0.0069in solid #000000" fo:border-bottom="0.0069in solid #000000"/>
    </style:style>
    <style:style style:name="Table2.B2" style:family="table-cell" style:data-style-name="N37">
      <style:table-cell-properties style:vertical-align="top" fo:padding-left="0.0194in" fo:padding-right="0.0194in" fo:padding-top="0in" fo:padding-bottom="0in" fo:border-left="0.0069in solid #000000" fo:border-right="none" fo:border-top="0.0069in solid #000000" fo:border-bottom="0.0069in solid #000000"/>
    </style:style>
    <style:style style:name="Table2.D2" style:family="table-cell">
      <style:table-cell-properties style:vertical-align="top" fo:padding-left="0.0194in" fo:padding-right="0.0194in" fo:padding-top="0in" fo:padding-bottom="0in" fo:border="0.0069in solid #000000"/>
    </style:style>
    <style:style style:name="Table2.A3" style:family="table-cell" style:data-style-name="N0">
      <style:table-cell-properties style:vertical-align="top" fo:padding-left="0.0194in" fo:padding-right="0.0194in" fo:padding-top="0in" fo:padding-bottom="0in" fo:border-left="0.0069in solid #000000" fo:border-right="none" fo:border-top="0.0069in solid #000000" fo:border-bottom="0.0069in solid #000000"/>
    </style:style>
    <style:style style:name="Table3" style:family="table">
      <style:table-properties style:width="6.5028in" table:align="left" style:writing-mode="lr-tb"/>
    </style:style>
    <style:style style:name="Table3.A" style:family="table-column">
      <style:table-column-properties style:column-width="0.3542in"/>
    </style:style>
    <style:style style:name="Table3.B" style:family="table-column">
      <style:table-column-properties style:column-width="2.9965in"/>
    </style:style>
    <style:style style:name="Table3.C" style:family="table-column">
      <style:table-column-properties style:column-width="3.152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style>
    <style:style style:name="Table3.C1" style:family="table-cell">
      <style:table-cell-properties style:vertical-align="top" fo:padding="0.0382in" fo:border="0.0007in solid #000000"/>
    </style:style>
    <style:style style:name="Table3.A2" style:family="table-cell">
      <style:table-cell-properties style:vertical-align="top" fo:padding="0.0382in" fo:border-left="0.0007in solid #000000" fo:border-right="none" fo:border-top="none" fo:border-bottom="0.0007in solid #000000"/>
    </style:style>
    <style:style style:name="Table3.C2" style:family="table-cell">
      <style:table-cell-properties style:vertical-align="top" fo:padding="0.0382in" fo:border-left="0.0007in solid #000000" fo:border-right="0.0007in solid #000000" fo:border-top="none" fo:border-bottom="0.0007in solid #000000"/>
    </style:style>
    <style:style style:name="Table3.3" style:family="table-row">
      <style:table-row-properties style:min-row-height="0.3389in" style:keep-together="true" fo:keep-together="auto"/>
    </style:style>
    <style:style style:name="Table3.A3" style:family="table-cell" style:data-style-name="N0">
      <style:table-cell-properties style:vertical-align="top" fo:padding="0.0382in" fo:border-left="0.0007in solid #000000" fo:border-right="none" fo:border-top="none" fo:border-bottom="0.0007in solid #000000"/>
    </style:style>
    <style:style style:name="Table9" style:family="table">
      <style:table-properties style:width="6.5014in" table:align="left" style:writing-mode="lr-tb"/>
    </style:style>
    <style:style style:name="Table9.A" style:family="table-column">
      <style:table-column-properties style:column-width="0.5417in"/>
    </style:style>
    <style:style style:name="Table9.B" style:family="table-column">
      <style:table-column-properties style:column-width="3.2083in"/>
    </style:style>
    <style:style style:name="Table9.C" style:family="table-column">
      <style:table-column-properties style:column-width="2.7514in"/>
    </style:style>
    <style:style style:name="Table9.1" style:family="table-row">
      <style:table-row-properties style:keep-together="true" fo:keep-together="auto"/>
    </style:style>
    <style:style style:name="Table9.A1" style:family="table-cell">
      <style:table-cell-properties style:vertical-align="top" fo:padding="0.0382in" fo:border-left="0.0007in solid #000000" fo:border-right="none" fo:border-top="0.0007in solid #000000" fo:border-bottom="0.0007in solid #000000"/>
    </style:style>
    <style:style style:name="Table9.C1" style:family="table-cell">
      <style:table-cell-properties style:vertical-align="top" fo:padding="0.0382in" fo:border="0.0007in solid #000000"/>
    </style:style>
    <style:style style:name="Table9.A2" style:family="table-cell">
      <style:table-cell-properties style:vertical-align="top" fo:padding="0.0382in" fo:border-left="0.0007in solid #000000" fo:border-right="none" fo:border-top="none" fo:border-bottom="0.0007in solid #000000"/>
    </style:style>
    <style:style style:name="Table9.C2" style:family="table-cell">
      <style:table-cell-properties style:vertical-align="top" fo:padding="0.0382in" fo:border-left="0.0007in solid #000000" fo:border-right="0.0007in solid #000000" fo:border-top="none" fo:border-bottom="0.0007in solid #000000"/>
    </style:style>
    <style:style style:name="P1" style:family="paragraph" style:parent-style-name="Header">
      <style:paragraph-properties fo:margin-left="0.9846in" fo:margin-right="0.9839in" fo:text-align="center" style:justify-single-word="false" fo:text-indent="0in" style:auto-text-indent="false" fo:padding="0in" fo:border="none">
        <style:tab-stops/>
      </style:paragraph-properties>
    </style:style>
    <style:style style:name="P2" style:family="paragraph" style:parent-style-name="Header">
      <style:paragraph-properties fo:margin-top="0in" fo:margin-bottom="0.0835in" fo:padding="0in" fo:border="none"/>
      <style:text-properties fo:language="en" fo:country="GB"/>
    </style:style>
    <style:style style:name="P3" style:family="paragraph" style:parent-style-name="Default_20_Text">
      <style:paragraph-properties fo:margin-top="0in" fo:margin-bottom="0.0835in" style:snap-to-layout-grid="false"/>
    </style:style>
    <style:style style:name="P4" style:family="paragraph" style:parent-style-name="Table_20_Contents">
      <style:paragraph-properties fo:margin-top="0in" fo:margin-bottom="0.0835in" text:number-lines="false" text:line-number="0" style:snap-to-layout-grid="false"/>
    </style:style>
    <style:style style:name="P5" style:family="paragraph" style:parent-style-name="Table_20_Heading">
      <style:paragraph-properties fo:margin-top="0in" fo:margin-bottom="0.0835in" fo:text-align="center" style:justify-single-word="false" text:number-lines="false" text:line-number="0" style:snap-to-layout-grid="false"/>
    </style:style>
    <style:style style:name="P6" style:family="paragraph" style:parent-style-name="Text_20_Body_20_Single">
      <style:paragraph-properties fo:margin-top="0in" fo:margin-bottom="0.0835in" text:number-lines="false" text:line-number="0" style:snap-to-layout-grid="false"/>
      <style:text-properties fo:font-size="10pt" fo:font-weight="bold" style:font-size-asian="10pt" style:language-asian="zh" style:country-asian="CN" style:font-weight-asian="bold" style:font-size-complex="10pt" style:font-weight-complex="bold"/>
    </style:style>
    <style:style style:name="P7" style:family="paragraph" style:parent-style-name="Header">
      <style:paragraph-properties fo:margin-left="0in" fo:margin-right="-0.0008in" fo:margin-top="0in" fo:margin-bottom="0.0835in" fo:text-indent="0.9846in" style:auto-text-indent="false"/>
      <style:text-properties fo:font-size="12pt" fo:language="en" fo:country="GB" fo:font-weight="bold" style:font-size-asian="12pt" style:font-weight-asian="bold"/>
    </style:style>
    <style:style style:name="P8" style:family="paragraph" style:parent-style-name="Heading">
      <style:text-properties fo:font-size="18pt" style:font-size-asian="18pt" style:font-size-complex="18pt"/>
    </style:style>
    <style:style style:name="P9" style:family="paragraph" style:parent-style-name="Heading">
      <style:text-properties style:language-asian="zh" style:country-asian="CN" style:font-size-complex="14pt"/>
    </style:style>
    <style:style style:name="P10" style:family="paragraph" style:parent-style-name="Default_20_Text">
      <style:paragraph-properties fo:text-align="end" style:justify-single-word="false"/>
      <style:text-properties fo:font-size="14pt" style:font-size-asian="14pt" style:font-size-complex="14pt"/>
    </style:style>
    <style:style style:name="P11" style:family="paragraph" style:parent-style-name="Default_20_Text">
      <style:paragraph-properties fo:text-align="end" style:justify-single-word="false"/>
      <style:text-properties fo:font-size="14pt" fo:language="de" fo:country="DE" style:font-size-asian="14pt" style:font-size-complex="14pt"/>
    </style:style>
    <style:style style:name="P12" style:family="paragraph" style:parent-style-name="Default_20_Text">
      <style:paragraph-properties fo:text-align="end" style:justify-single-word="false"/>
      <style:text-properties fo:language="de" fo:country="DE"/>
    </style:style>
    <style:style style:name="P13" style:family="paragraph" style:parent-style-name="Default_20_Text">
      <style:text-properties style:language-asian="zh" style:country-asian="CN"/>
    </style:style>
    <style:style style:name="P14" style:family="paragraph" style:parent-style-name="Default_20_Text">
      <style:text-properties fo:font-style="normal" style:font-style-asian="normal" style:font-style-complex="normal"/>
    </style:style>
    <style:style style:name="P15" style:family="paragraph" style:parent-style-name="Default_20_Text">
      <style:text-properties fo:font-style="normal" fo:font-weight="normal" style:font-style-asian="normal" style:font-weight-asian="normal" style:font-style-complex="normal" style:font-weight-complex="normal"/>
    </style:style>
    <style:style style:name="P16" style:family="paragraph" style:parent-style-name="Default_20_Text">
      <style:text-properties fo:font-style="normal" fo:font-weight="bold" style:font-style-asian="normal" style:font-weight-asian="bold" style:font-style-complex="normal" style:font-weight-complex="bold"/>
    </style:style>
    <style:style style:name="P17" style:family="paragraph" style:parent-style-name="Default_20_Text">
      <style:text-properties fo:font-size="10pt" style:font-size-asian="10pt" style:language-asian="zh" style:country-asian="CN" style:font-size-complex="10pt"/>
    </style:style>
    <style:style style:name="P18" style:family="paragraph" style:parent-style-name="Default_20_Text">
      <style:text-properties fo:font-weight="bold" style:font-weight-asian="bold" style:font-weight-complex="bold"/>
    </style:style>
    <style:style style:name="P19" style:family="paragraph" style:parent-style-name="Default_20_Text">
      <style:text-properties style:use-window-font-color="true" style:font-name="Arial" fo:font-size="10pt" fo:language="en" fo:country="US" style:font-name-asian="宋体" style:font-size-asian="10pt" style:language-asian="zh" style:country-asian="CN" style:font-size-complex="10pt" style:language-complex="ar" style:country-complex="SA"/>
    </style:style>
    <style:style style:name="P20" style:family="paragraph" style:parent-style-name="Default_20_Text">
      <style:text-properties fo:font-weight="normal" style:font-weight-asian="normal" style:font-weight-complex="normal"/>
    </style:style>
    <style:style style:name="P21" style:family="paragraph" style:parent-style-name="Contents_20_1">
      <style:paragraph-properties>
        <style:tab-stops>
          <style:tab-stop style:position="6.4957in" style:type="right" style:leader-style="dotted" style:leader-text="."/>
          <style:tab-stop style:position="6.4965in" style:type="right" style:leader-style="dotted" style:leader-text="."/>
        </style:tab-stops>
      </style:paragraph-properties>
    </style:style>
    <style:style style:name="P22" style:family="paragraph" style:parent-style-name="Contents_20_1">
      <style:paragraph-properties>
        <style:tab-stops>
          <style:tab-stop style:position="6.4957in" style:type="right" style:leader-style="dotted" style:leader-text="."/>
          <style:tab-stop style:position="6.4965in" style:leader-style="dotted" style:leader-text="."/>
        </style:tab-stops>
      </style:paragraph-properties>
    </style:style>
    <style:style style:name="P23" style:family="paragraph" style:parent-style-name="Table_20_Text">
      <style:paragraph-properties style:snap-to-layout-grid="false"/>
    </style:style>
    <style:style style:name="P24" style:family="paragraph" style:parent-style-name="Table_20_Text">
      <style:paragraph-properties style:snap-to-layout-grid="false"/>
      <style:text-properties style:language-asian="zh" style:country-asian="CN"/>
    </style:style>
    <style:style style:name="P25" style:family="paragraph" style:parent-style-name="Table_20_Text">
      <style:paragraph-properties fo:text-align="center" style:justify-single-word="false" style:snap-to-layout-grid="false"/>
      <style:text-properties style:language-asian="zh" style:country-asian="CN"/>
    </style:style>
    <style:style style:name="P26" style:family="paragraph" style:parent-style-name="Table_20_Text">
      <style:paragraph-properties fo:text-align="center" style:justify-single-word="false" style:snap-to-layout-grid="false"/>
    </style:style>
    <style:style style:name="P27" style:family="paragraph" style:parent-style-name="Subtitle">
      <style:text-properties fo:language="de" fo:country="DE"/>
    </style:style>
    <style:style style:name="P28" style:family="paragraph" style:parent-style-name="Subtitle">
      <style:text-properties fo:language="de" fo:country="DE" style:language-asian="zh" style:country-asian="CN"/>
    </style:style>
    <style:style style:name="P29" style:family="paragraph" style:parent-style-name="Heading_20_A">
      <style:paragraph-properties fo:margin-left="0.4528in" fo:margin-right="0in" fo:text-indent="0in" style:auto-text-indent="false"/>
    </style:style>
    <style:style style:name="P30" style:family="paragraph" style:parent-style-name="Heading_20_A">
      <style:paragraph-properties fo:margin-left="0.4528in" fo:margin-right="0in" fo:text-indent="-0.4374in" style:auto-text-indent="false">
        <style:tab-stops/>
      </style:paragraph-properties>
    </style:style>
    <style:style style:name="P31" style:family="paragraph" style:parent-style-name="Heading_20_B">
      <style:paragraph-properties fo:margin-left="0.4528in" fo:margin-right="0in" fo:text-indent="-0.4374in" style:auto-text-indent="false">
        <style:tab-stops/>
      </style:paragraph-properties>
    </style:style>
    <style:style style:name="P32" style:family="paragraph" style:parent-style-name="Heading_20_B">
      <style:paragraph-properties fo:margin-left="0.4528in" fo:margin-right="0in" fo:text-indent="-0.4272in" style:auto-text-indent="false">
        <style:tab-stops/>
      </style:paragraph-properties>
    </style:style>
    <style:style style:name="P33" style:family="paragraph" style:parent-style-name="题注">
      <style:paragraph-properties fo:text-align="center" style:justify-single-word="false" fo:orphans="2" fo:widows="2" fo:hyphenation-ladder-count="no-limit" style:writing-mode="lr-tb"/>
      <style:text-properties fo:hyphenate="false" fo:hyphenation-remain-char-count="2" fo:hyphenation-push-char-count="2"/>
    </style:style>
    <style:style style:name="P34" style:family="paragraph" style:parent-style-name="Default_20_Text">
      <style:paragraph-properties fo:text-align="center" style:justify-single-word="false" fo:orphans="2" fo:widows="2" fo:hyphenation-ladder-count="no-limit" style:writing-mode="lr-tb"/>
      <style:text-properties style:use-window-font-color="true" style:font-name="Arial" fo:font-size="10pt" fo:language="en" fo:country="US" style:font-name-asian="宋体" style:font-size-asian="10pt" style:language-asian="zh" style:country-asian="CN" style:font-size-complex="10pt" style:language-complex="ar" style:country-complex="SA" fo:hyphenate="false" fo:hyphenation-remain-char-count="2" fo:hyphenation-push-char-count="2"/>
    </style:style>
    <style:style style:name="P35" style:family="paragraph" style:parent-style-name="Table_20_Text">
      <style:paragraph-properties fo:orphans="2" fo:widows="2" fo:hyphenation-ladder-count="no-limit" style:text-autospace="none" style:punctuation-wrap="simple" style:vertical-align="baseline" style:snap-to-layout-grid="false" style:writing-mode="lr-tb"/>
      <style:text-properties style:use-window-font-color="true" style:font-name="Arial" fo:font-size="10pt" fo:language="en" fo:country="US" style:font-name-asian="宋体" style:font-size-asian="10pt" style:language-asian="zh" style:country-asian="CN" style:font-name-complex="Arial" style:font-size-complex="10pt" style:language-complex="ar" style:country-complex="SA" fo:hyphenate="false" fo:hyphenation-remain-char-count="2" fo:hyphenation-push-char-count="2"/>
    </style:style>
    <style:style style:name="P36" style:family="paragraph" style:parent-style-name="Default_20_Text">
      <style:paragraph-properties fo:margin-left="0in" fo:margin-right="0in" fo:margin-top="0in" fo:margin-bottom="0in" style:line-height-at-least="0in" fo:text-align="start" style:justify-single-word="false" fo:text-indent="0in" style:auto-text-indent="false" fo:background-color="#e6e6e6" style:text-autospace="none">
        <style:background-image/>
      </style:paragraph-properties>
      <style:text-properties style:font-name="Consolas" fo:font-size="8pt" fo:font-style="normal" fo:font-weight="bold" style:font-name-asian="Consolas" style:font-size-asian="8pt" style:language-asian="zh" style:country-asian="CN" style:font-style-asian="normal" style:font-weight-asian="bold" style:font-name-complex="Consolas" style:font-size-complex="8pt" style:font-style-complex="normal" style:font-weight-complex="bold"/>
    </style:style>
    <style:style style:name="P37" style:family="paragraph" style:parent-style-name="Default_20_Text">
      <style:paragraph-properties fo:margin-left="0in" fo:margin-right="0in" fo:margin-top="0in" fo:margin-bottom="0in" style:line-height-at-least="0in" fo:text-indent="0in" style:auto-text-indent="false" fo:background-color="#e6e6e6">
        <style:background-image/>
      </style:paragraph-properties>
      <style:text-properties style:font-name="Consolas" fo:font-size="8pt" fo:font-style="normal" fo:font-weight="bold" style:font-name-asian="Consolas" style:font-size-asian="8pt" style:font-style-asian="normal" style:font-weight-asian="bold" style:font-name-complex="Consolas" style:font-size-complex="8pt" style:font-style-complex="normal" style:font-weight-complex="bold"/>
    </style:style>
    <style:style style:name="P38" style:family="paragraph" style:parent-style-name="Default_20_Text">
      <style:paragraph-properties fo:margin-left="0in" fo:margin-right="0in" fo:margin-top="0in" fo:margin-bottom="0in" style:line-height-at-least="0in" fo:text-align="start" style:justify-single-word="false" fo:text-indent="0in" style:auto-text-indent="false" fo:background-color="#e6e6e6" style:text-autospace="none">
        <style:background-image/>
      </style:paragraph-properties>
      <style:text-properties style:font-name="Consolas" fo:font-size="8pt" fo:font-style="normal" fo:font-weight="bold" style:font-name-asian="Consolas" style:font-size-asian="8pt" style:font-style-asian="normal" style:font-weight-asian="bold" style:font-name-complex="Consolas" style:font-size-complex="8pt" style:font-style-complex="normal" style:font-weight-complex="bold"/>
    </style:style>
    <style:style style:name="P39" style:family="paragraph" style:parent-style-name="Default_20_Text">
      <style:paragraph-properties fo:margin-left="0in" fo:margin-right="0in" fo:margin-top="0in" fo:margin-bottom="0in" style:line-height-at-least="0in" fo:text-align="start" style:justify-single-word="false" fo:text-indent="0in" style:auto-text-indent="false" fo:background-color="#e6e6e6" style:text-autospace="none">
        <style:background-image/>
      </style:paragraph-properties>
      <style:text-properties fo:color="#008080" style:font-name="Consolas" fo:font-size="8pt" fo:font-style="normal" fo:font-weight="bold" style:font-name-asian="Consolas" style:font-size-asian="8pt" style:font-style-asian="normal" style:font-weight-asian="bold" style:font-name-complex="Consolas" style:font-size-complex="8pt" style:font-style-complex="normal" style:font-weight-complex="bold"/>
    </style:style>
    <style:style style:name="P40" style:family="paragraph" style:parent-style-name="Default_20_Text">
      <style:paragraph-properties fo:margin-left="0in" fo:margin-right="0in" fo:margin-top="0in" fo:margin-bottom="0in" style:line-height-at-least="0in" fo:text-indent="0in" style:auto-text-indent="false" fo:background-color="#e6e6ff">
        <style:background-image/>
      </style:paragraph-properties>
      <style:text-properties fo:font-size="8pt" style:font-size-asian="8pt" style:font-size-complex="8pt"/>
    </style:style>
    <style:style style:name="P41" style:family="paragraph" style:parent-style-name="Default_20_Text">
      <style:paragraph-properties fo:margin-left="0in" fo:margin-right="0in" fo:margin-top="0in" fo:margin-bottom="0in" style:line-height-at-least="0in" fo:text-indent="0in" style:auto-text-indent="false" fo:background-color="#e6e6ff">
        <style:background-image/>
      </style:paragraph-properties>
    </style:style>
    <style:style style:name="P42" style:family="paragraph" style:parent-style-name="Default_20_Text">
      <style:paragraph-properties fo:margin-left="0in" fo:margin-right="0in" fo:text-indent="0in" style:auto-text-indent="false"/>
    </style:style>
    <style:style style:name="P43" style:family="paragraph" style:parent-style-name="Default_20_Text">
      <style:paragraph-properties fo:margin-left="0in" fo:margin-right="0in" fo:text-indent="0in" style:auto-text-indent="false"/>
      <style:text-properties fo:font-size="10pt" style:font-size-asian="10pt" style:language-asian="zh" style:country-asian="CN" style:font-size-complex="10pt"/>
    </style:style>
    <style:style style:name="P44" style:family="paragraph" style:parent-style-name="Default_20_Text">
      <style:paragraph-properties fo:background-color="#e6e6ff">
        <style:background-image/>
      </style:paragraph-properties>
      <style:text-properties fo:font-size="8pt" style:font-size-asian="8pt" style:font-size-complex="8pt"/>
    </style:style>
    <style:style style:name="P45" style:family="paragraph" style:parent-style-name="Default_20_Text">
      <style:paragraph-properties fo:background-color="#e6e6ff">
        <style:background-image/>
      </style:paragraph-properties>
      <style:text-properties fo:color="#2a00ff" style:font-name="Consolas" fo:font-size="10pt" fo:font-weight="bold" style:font-name-asian="Consolas" style:font-size-asian="10pt" style:font-weight-asian="bold" style:font-name-complex="Consolas" style:font-size-complex="10pt" style:font-weight-complex="bold"/>
    </style:style>
    <style:style style:name="P46" style:family="paragraph" style:parent-style-name="Default_20_Text">
      <style:paragraph-properties fo:margin-top="0in" fo:margin-bottom="0in" style:line-height-at-least="0in" fo:background-color="#e6e6ff">
        <style:background-image/>
      </style:paragraph-properties>
      <style:text-properties fo:font-size="8pt" style:font-size-asian="8pt" style:font-size-complex="8pt"/>
    </style:style>
    <style:style style:name="P47" style:family="paragraph" style:parent-style-name="Default_20_Text">
      <style:paragraph-properties fo:margin-top="0in" fo:margin-bottom="0in" style:line-height-at-least="0in" fo:background-color="#e6e6ff">
        <style:background-image/>
      </style:paragraph-properties>
    </style:style>
    <style:style style:name="P48" style:family="paragraph" style:parent-style-name="Default_20_Text">
      <style:paragraph-properties fo:margin-top="0in" fo:margin-bottom="0in" style:line-height-at-least="0in" fo:background-color="#e6e6ff">
        <style:background-image/>
      </style:paragraph-properties>
      <style:text-properties fo:font-style="normal" style:font-style-asian="normal" style:font-style-complex="normal"/>
    </style:style>
    <style:style style:name="P49" style:family="paragraph" style:parent-style-name="Default_20_Text">
      <style:paragraph-properties fo:margin-top="0in" fo:margin-bottom="0in" style:line-height-at-least="0in" fo:background-color="#e6e6ff" style:shadow="none">
        <style:background-image/>
      </style:paragraph-properties>
    </style:style>
    <style:style style:name="P50" style:family="paragraph" style:parent-style-name="Contents_20_3">
      <style:paragraph-properties>
        <style:tab-stops>
          <style:tab-stop style:position="6.4957in" style:type="right" style:leader-style="dotted" style:leader-text="."/>
          <style:tab-stop style:position="6.4965in" style:leader-style="dotted" style:leader-text="."/>
        </style:tab-stops>
      </style:paragraph-properties>
    </style:style>
    <style:style style:name="P51" style:family="paragraph" style:parent-style-name="Contents_20_2">
      <style:paragraph-properties>
        <style:tab-stops>
          <style:tab-stop style:position="6.4957in" style:type="right" style:leader-style="dotted" style:leader-text="."/>
          <style:tab-stop style:position="6.4965in" style:leader-style="dotted" style:leader-text="."/>
        </style:tab-stops>
      </style:paragraph-properties>
    </style:style>
    <style:style style:name="P52" style:family="paragraph" style:parent-style-name="Default_20_Text" style:master-page-name="Standard">
      <style:paragraph-properties fo:text-align="end" style:justify-single-word="false" style:page-number="auto"/>
      <style:text-properties fo:font-size="14pt" style:font-size-asian="14pt" style:font-size-complex="14pt"/>
    </style:style>
    <style:style style:name="P53" style:family="paragraph" style:parent-style-name="Default_20_Text" style:list-style-name="L1">
      <style:text-properties fo:font-size="10pt" style:font-size-asian="10pt" style:language-asian="zh" style:country-asian="CN" style:font-size-complex="10pt"/>
    </style:style>
    <style:style style:name="P54" style:family="paragraph" style:parent-style-name="Default_20_Text" style:list-style-name="L2"/>
    <style:style style:name="P55" style:family="paragraph" style:parent-style-name="Default_20_Text" style:list-style-name="L3"/>
    <style:style style:name="P56" style:family="paragraph" style:parent-style-name="Default_20_Text" style:list-style-name="L4">
      <style:text-properties fo:font-style="normal" fo:font-weight="normal" style:font-style-asian="normal" style:font-weight-asian="normal" style:font-style-complex="normal" style:font-weight-complex="normal"/>
    </style:style>
    <style:style style:name="P57" style:family="paragraph" style:parent-style-name="Heading_20_3">
      <style:text-properties fo:font-style="normal" style:language-asian="zh" style:country-asian="CN" style:font-style-asian="normal"/>
    </style:style>
    <style:style style:name="P58" style:family="paragraph" style:parent-style-name="Heading_20_3">
      <style:paragraph-properties fo:margin-left="0in" fo:margin-right="0in" fo:text-indent="0in" style:auto-text-indent="false"/>
    </style:style>
    <style:style style:name="P59" style:family="paragraph" style:parent-style-name="Heading_20_2">
      <style:text-properties style:language-asian="zh" style:country-asian="CN"/>
    </style:style>
    <style:style style:name="P60" style:family="paragraph" style:parent-style-name="Heading_20_2">
      <style:text-properties fo:font-style="normal" style:font-style-asian="normal" style:font-style-complex="normal"/>
    </style:style>
    <style:style style:name="P61" style:family="paragraph" style:parent-style-name="Heading_20_2">
      <style:text-properties fo:font-style="normal" fo:font-weight="normal" style:font-style-asian="normal" style:font-weight-asian="normal" style:font-style-complex="normal" style:font-weight-complex="normal"/>
    </style:style>
    <style:style style:name="P62" style:family="paragraph" style:parent-style-name="Heading_20_2">
      <style:paragraph-properties fo:margin-left="0in" fo:margin-right="0in" fo:text-indent="0in" style:auto-text-indent="false" style:vertical-align="auto"/>
    </style:style>
    <style:style style:name="P63" style:family="paragraph" style:parent-style-name="Heading_20_2">
      <style:paragraph-properties fo:margin-left="0in" fo:margin-right="0in" fo:text-indent="0in" style:auto-text-indent="false" style:vertical-align="auto"/>
      <style:text-properties style:language-asian="zh" style:country-asian="CN"/>
    </style:style>
    <style:style style:name="P64" style:family="paragraph" style:parent-style-name="Heading_20_1">
      <style:text-properties fo:font-style="normal" style:font-style-asian="normal" style:font-style-complex="normal"/>
    </style:style>
    <style:style style:name="P65" style:family="paragraph" style:parent-style-name="Heading_20_1">
      <style:paragraph-properties fo:padding-left="0in" fo:padding-right="0in" fo:padding-top="0.0138in" fo:padding-bottom="0in" fo:border-left="none" fo:border-right="none" fo:border-top="0.0138in solid #000000" fo:border-bottom="none" style:vertical-align="auto">
        <style:tab-stops>
          <style:tab-stop style:position="0.4165in"/>
          <style:tab-stop style:position="6.4965in" style:type="right" style:leader-style="dotted" style:leader-text="."/>
        </style:tab-stops>
      </style:paragraph-properties>
    </style:style>
    <style:style style:name="P66" style:family="paragraph" style:parent-style-name="Heading_20_1">
      <style:paragraph-properties fo:padding-left="0in" fo:padding-right="0in" fo:padding-top="0.0138in" fo:padding-bottom="0in" fo:border-left="none" fo:border-right="none" fo:border-top="0.0138in solid #000000" fo:border-bottom="none"/>
      <style:text-properties style:language-asian="zh" style:country-asian="CN"/>
    </style:style>
    <style:style style:name="P67" style:family="paragraph" style:parent-style-name="Heading_20_4">
      <style:text-properties fo:font-style="normal" style:font-style-asian="normal" style:font-style-complex="normal"/>
    </style:style>
    <style:style style:name="P68" style:family="paragraph" style:parent-style-name="Heading_20_4">
      <style:paragraph-properties fo:margin-left="0in" fo:margin-right="0in" fo:text-indent="0in" style:auto-text-indent="false"/>
    </style:style>
    <style:style style:name="P69" style:family="paragraph" style:parent-style-name="Heading_20_4">
      <style:paragraph-properties fo:margin-left="0in" fo:margin-right="0in" fo:text-indent="0in" style:auto-text-indent="false"/>
      <style:text-properties style:language-asian="zh" style:country-asian="CN"/>
    </style:style>
    <style:style style:name="P70" style:family="paragraph" style:parent-style-name="Subtitle">
      <style:text-properties fo:language="de" fo:country="DE" style:language-asian="zh" style:country-asian="CN"/>
    </style:style>
    <style:style style:name="P71" style:family="paragraph">
      <style:paragraph-properties fo:text-align="center"/>
    </style:style>
    <style:style style:name="P72" style:family="paragraph">
      <style:paragraph-properties fo:text-align="center" style:punctuation-wrap="hanging" style:line-break="strict" style:writing-mode="lr-tb"/>
    </style:style>
    <style:style style:name="T1" style:family="text">
      <style:text-properties fo:language="en" fo:country="GB"/>
    </style:style>
    <style:style style:name="T2" style:family="text">
      <style:text-properties fo:language="en" fo:country="GB" style:language-asian="zh" style:country-asian="CN"/>
    </style:style>
    <style:style style:name="T3" style:family="text">
      <style:text-properties fo:font-size="18pt" fo:language="de" fo:country="DE" style:font-size-asian="18pt" style:font-size-complex="18pt"/>
    </style:style>
    <style:style style:name="T4" style:family="text">
      <style:text-properties fo:font-size="18pt" fo:language="de" fo:country="DE" style:font-size-asian="18pt" style:language-asian="zh" style:country-asian="CN" style:font-size-complex="18pt"/>
    </style:style>
    <style:style style:name="T5" style:family="text">
      <style:text-properties fo:language="de" fo:country="DE"/>
    </style:style>
    <style:style style:name="T6" style:family="text">
      <style:text-properties style:language-asian="zh" style:country-asian="CN"/>
    </style:style>
    <style:style style:name="T7" style:family="text">
      <style:text-properties fo:font-weight="bold" style:language-asian="zh" style:country-asian="CN" style:font-weight-asian="bold" style:font-weight-complex="bold"/>
    </style:style>
    <style:style style:name="T8" style:family="text">
      <style:text-properties fo:font-weight="bold" style:font-weight-asian="bold" style:font-weight-complex="bold"/>
    </style:style>
    <style:style style:name="T9" style:family="text">
      <style:text-properties style:use-window-font-color="true" style:font-name="Arial" fo:font-size="10pt" fo:language="en" fo:country="US" style:font-name-asian="宋体" style:font-size-asian="10pt" style:language-asian="zh" style:country-asian="CN" style:font-size-complex="10pt" style:language-complex="ar" style:country-complex="SA"/>
    </style:style>
    <style:style style:name="T10" style:family="text">
      <style:text-properties style:use-window-font-color="true" fo:font-weight="normal" style:language-asian="zh" style:country-asian="CN"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normal" style:language-asian="zh" style:country-asian="CN" style:font-weight-asian="normal" style:font-weight-complex="normal"/>
    </style:style>
    <style:style style:name="T13" style:family="text">
      <style:text-properties fo:color="#000080" fo:background-color="transparent"/>
    </style:style>
    <style:style style:name="T14" style:family="text">
      <style:text-properties fo:color="#ff3333" fo:font-weight="bold" style:language-asian="zh" style:country-asian="CN" style:font-weight-asian="bold" style:font-weight-complex="bold"/>
    </style:style>
    <style:style style:name="T15" style:family="text">
      <style:text-properties fo:color="#008080"/>
    </style:style>
    <style:style style:name="T16" style:family="text">
      <style:text-properties fo:color="#008080" style:language-asian="zh" style:country-asian="CN"/>
    </style:style>
    <style:style style:name="T17" style:family="text">
      <style:text-properties fo:color="#3f7f7f"/>
    </style:style>
    <style:style style:name="T18" style:family="text">
      <style:text-properties fo:color="#3f7f7f" style:language-asian="zh" style:country-asian="CN"/>
    </style:style>
    <style:style style:name="T19" style:family="text">
      <style:text-properties fo:color="#7f007f"/>
    </style:style>
    <style:style style:name="T20" style:family="text">
      <style:text-properties fo:color="#7f007f" style:language-asian="zh" style:country-asian="CN"/>
    </style:style>
    <style:style style:name="T21" style:family="text">
      <style:text-properties fo:color="#000000"/>
    </style:style>
    <style:style style:name="T22" style:family="text">
      <style:text-properties fo:color="#000000" style:language-asian="zh" style:country-asian="CN"/>
    </style:style>
    <style:style style:name="T23" style:family="text">
      <style:text-properties fo:color="#2a00ff"/>
    </style:style>
    <style:style style:name="T24" style:family="text">
      <style:text-properties fo:color="#2a00ff" style:language-asian="zh" style:country-asian="CN"/>
    </style:style>
    <style:style style:name="T25" style:family="text">
      <style:text-properties fo:color="#2300dc"/>
    </style:style>
    <style:style style:name="T26" style:family="text">
      <style:text-properties fo:color="#2300dc" style:font-name="Consolas1"/>
    </style:style>
    <style:style style:name="T27" style:family="text">
      <style:text-properties fo:color="#2300dc" style:font-name="Consolas1" fo:background-color="#e6e6e6"/>
    </style:style>
    <style:style style:name="T28" style:family="text">
      <style:text-properties fo:font-size="10pt" style:font-size-asian="10pt" style:language-asian="zh" style:country-asian="CN" style:font-size-complex="10pt"/>
    </style:style>
    <style:style style:name="T29" style:family="text">
      <style:text-properties fo:font-size="10pt" fo:font-weight="bold" style:font-size-asian="10pt" style:language-asian="zh" style:country-asian="CN" style:font-weight-asian="bold" style:font-size-complex="10pt" style:font-weight-complex="bold"/>
    </style:style>
    <style:style style:name="T30" style:family="text">
      <style:text-properties fo:font-size="10pt" fo:font-weight="normal" style:font-size-asian="10pt" style:language-asian="zh" style:country-asian="CN" style:font-weight-asian="normal" style:font-size-complex="10pt" style:font-weight-complex="normal"/>
    </style:style>
    <style:style style:name="T31" style:family="text">
      <style:text-properties fo:color="#ff00cc"/>
    </style:style>
    <style:style style:name="fr1" style:family="graphic" style:parent-style-name="Frame">
      <style:graphic-properties fo:margin-left="0in" fo:margin-right="0.098in" style:wrap="dynamic" style:number-wrapped-paragraphs="no-limit" style:vertical-pos="from-top" style:vertical-rel="paragraph" style:horizontal-pos="from-left" style:horizontal-rel="paragraph" fo:background-color="#ffffff" style:background-transparency="100%" fo:padding="0.0102in" fo:border="none" style:flow-with-text="fals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996633" draw:textarea-horizontal-align="center" draw:textarea-vertical-align="middle" fo:wrap-option="no-wrap" style:run-through="foreground"/>
    </style:style>
    <style:style style:name="gr3" style:family="graphic">
      <style:graphic-properties style:run-through="foreground"/>
    </style:style>
    <style:style style:name="gr4" style:family="graphic">
      <style:graphic-properties draw:stroke="dash" draw:stroke-dash="Ultrafine_20_Dashed" svg:stroke-width="0.0201in" svg:stroke-color="#00b8ff" draw:marker-start-width="0.1701in" draw:marker-end-width="0.1701in" draw:fill-color="#ffffff" draw:textarea-horizontal-align="center" draw:textarea-vertical-align="middle" fo:padding-top="0.0098in" fo:padding-bottom="0.0098in" fo:padding-left="0.0098in" fo:padding-right="0.0098in" fo:wrap-option="no-wrap" style:run-through="foreground"/>
    </style:style>
    <style:style style:name="gr5" style:family="graphic">
      <style:graphic-properties draw:stroke="dash" draw:stroke-dash="Ultrafine_20_Dashed" svg:stroke-width="0.0201in" svg:stroke-color="#ff6633" draw:marker-start-width="0.1701in" draw:marker-end-width="0.1701in" draw:fill-color="#ffffff" draw:textarea-horizontal-align="center" draw:textarea-vertical-align="middle" fo:padding-top="0.0098in" fo:padding-bottom="0.0098in" fo:padding-left="0.0098in" fo:padding-right="0.0098in" fo:wrap-option="no-wrap" style:run-through="foreground"/>
    </style:style>
    <style:style style:name="gr6" style:family="graphic">
      <style:graphic-properties draw:marker-end="Arrow" draw:textarea-horizontal-align="center" draw:textarea-vertical-align="middle" fo:wrap-option="no-wrap" style:run-through="foreground"/>
    </style:style>
    <style:style style:name="gr7" style:family="graphic">
      <style:graphic-properties draw:fill-color="#ff6633" draw:textarea-horizontal-align="center" draw:textarea-vertical-align="middle" fo:wrap-option="no-wrap" style:run-through="foreground"/>
    </style:style>
    <style:style style:name="gr8" style:family="graphic">
      <style:graphic-properties draw:fill-color="#ff9966" draw:textarea-horizontal-align="center" draw:textarea-vertical-align="middle" fo:wrap-option="no-wrap" style:run-through="foreground"/>
    </style:style>
    <style:style style:name="gr9" style:family="graphic">
      <style:graphic-properties draw:stroke="dash" draw:stroke-dash="Ultrafine_20_Dashed" svg:stroke-width="0.0201in" svg:stroke-color="#3deb3d" draw:marker-start-width="0.1701in" draw:marker-end-width="0.1701in" draw:fill-color="#ffffff" draw:textarea-horizontal-align="center" draw:textarea-vertical-align="middle" fo:padding-top="0.0098in" fo:padding-bottom="0.0098in" fo:padding-left="0.0098in" fo:padding-right="0.0098in" fo:wrap-option="no-wrap" style:run-through="foreground"/>
    </style:style>
    <style:style style:name="gr10" style:family="graphic">
      <style:graphic-properties draw:marker-end="Arrow" draw:textarea-horizontal-align="center" draw:textarea-vertical-align="middle" fo:wrap-option="no-wrap" style:run-through="foreground"/>
    </style:style>
    <style:style style:name="gr11" style:family="graphic">
      <style:graphic-properties draw:fill-color="#3deb3d" draw:textarea-horizontal-align="center" draw:textarea-vertical-align="middle" fo:wrap-option="no-wrap" style:run-through="foreground"/>
    </style:style>
    <style:style style:name="gr12" style:family="graphic">
      <style:graphic-properties draw:stroke="solid" draw:stroke-dash="Dashed_20__28_var_29_" draw:marker-end="Arrow" draw:textarea-horizontal-align="center" draw:textarea-vertical-align="middle" fo:wrap-option="no-wrap"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10"><text:bookmark text:name="_Ref182668150"/></text:p>
      <text:p text:style-name="P10"/>
      <text:p text:style-name="P10"/>
      <text:p text:style-name="P10"/>
      <text:p text:style-name="P10"/>
      <text:p text:style-name="P10"/>
      <text:p text:style-name="P10"/>
      <text:p text:style-name="P10"/>
      <text:p text:style-name="P10"/>
      <text:p text:style-name="P8">Users Guide</text:p>
      <text:p text:style-name="P9">ProjectX Workload</text:p>
      <text:p text:style-name="Heading"><text:span text:style-name="T3">V</text:span><text:span text:style-name="T4">1</text:span><text:span text:style-name="T3">.5</text:span></text:p>
      <text:p text:style-name="P11"/>
      <text:p text:style-name="P11"><text:bookmark-ref text:reference-format="text" text:ref-name="prop_Text2"/></text:p>
      <text:p text:style-name="P11"/>
      <text:p text:style-name="P11"/>
      <text:p text:style-name="P11"/>
      <text:p text:style-name="P11"/>
      <text:p text:style-name="P11"/>
      <text:p text:style-name="P11"/>
      <text:p text:style-name="P11"/>
      <text:p text:style-name="P11"/>
      <text:p text:style-name="P27"/>
      <text:p text:style-name="P27"/>
      <text:p text:style-name="P27"/>
      <text:p text:style-name="Subtitle"><text:bookmark-start text:name="LAuthor"/><text:span text:style-name="T5">Author</text:span><text:span text:style-name="T5">s:</text:span><text:bookmark-end text:name="LAuthor"/><text:bookmark-start text:name="prop_Author"/></text:p>
      <text:p text:style-name="P28">Hong Wei BJ SUN/China/IBM</text:p>
      <text:p text:style-name="P28"><text:bookmark-end text:name="prop_Author"/>Zong Xiong Wang/China/IBM</text:p>
      <text:p text:style-name="P28"/>
      <text:p text:style-name="P12"/>
      <text:p text:style-name="P12"/>
      <text:p text:style-name="P30"><text:bookmark-start text:name="TDocumentHistory"/>Document History<text:bookmark-end text:name="TDocumentHistory"/></text:p>
      <text:p text:style-name="P31"><text:bookmark-start text:name="TContents"/><text:bookmark-start text:name="TDocumentLocation"/>Document Location<text:bookmark-end text:name="TDocumentLocation"/></text:p>
      <text:p text:style-name="Text_20_Body_20_Single"><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_20_Single"><text:bookmark-start text:name="TDocumentSource"/>The source of the document will be found in<text:bookmark-end text:name="TDocumentSource"/> the Workload Development Team home page: <text:span text:style-name="T31">https://w3-connections.ibm.com/communities/service/html/communityview?communityUuid=41f033f0-2d26-4c1c-92d0-762bb20d477b</text:span></text:p>
      <text:p text:style-name="P32">§<text:bookmark-start text:name="TRevisionHistory"/>Revision History<text:bookmark-end text:name="TRevision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3"><text:bookmark-start text:name="TRevisionNumber"/>Revision Number<text:bookmark-end text:name="TRevisionNumber"/></text:p>
          </table:table-cell>
          <table:table-cell table:style-name="Table2.A1" office:value-type="string">
            <text:p text:style-name="P23"><text:bookmark-start text:name="TRevisionDate"/>Revision Date<text:bookmark-end text:name="TRevisionDate"/></text:p>
          </table:table-cell>
          <table:table-cell table:style-name="Table2.A1" office:value-type="string">
            <text:p text:style-name="P23">Editor</text:p>
          </table:table-cell>
          <table:table-cell table:style-name="Table2.D1" office:value-type="string">
            <text:p text:style-name="P23"><text:bookmark-start text:name="TSummaryOfChanges"/>Summary of Changes<text:bookmark-end text:name="TSummaryOfChanges"/></text:p>
          </table:table-cell>
        </table:table-row>
        <table:table-row table:style-name="Table2.1">
          <table:table-cell table:style-name="Table2.A2" office:value-type="string">
            <text:p text:style-name="P26">1.<text:span text:style-name="T6">0</text:span></text:p>
          </table:table-cell>
          <table:table-cell table:style-name="Table2.B2" office:value-type="date" office:date-value="2013-07-04">
            <text:p text:style-name="P25">07/04/13</text:p>
          </table:table-cell>
          <table:table-cell table:style-name="Table2.A2" office:value-type="string">
            <text:p text:style-name="P24">Zong Xiong Wang</text:p>
          </table:table-cell>
          <table:table-cell table:style-name="Table2.D2" office:value-type="string">
            <text:p text:style-name="P24">Initialize the draft version of this document</text:p>
          </table:table-cell>
        </table:table-row>
        <table:table-row table:style-name="Table2.1">
          <table:table-cell table:style-name="Table2.A3" office:value-type="float" office:value="1.1">
            <text:p text:style-name="P26">1.1</text:p>
          </table:table-cell>
          <table:table-cell table:style-name="Table2.B2" office:value-type="date" office:date-value="2013-07-08">
            <text:p text:style-name="P25">07/08/13</text:p>
          </table:table-cell>
          <table:table-cell table:style-name="Table2.A2" office:value-type="string">
            <text:p text:style-name="P24">Zong Xiong Wang</text:p>
          </table:table-cell>
          <table:table-cell table:style-name="Table2.D2" office:value-type="string">
            <text:p text:style-name="P35">Added configuration file samples</text:p>
          </table:table-cell>
        </table:table-row>
        <table:table-row table:style-name="Table2.1">
          <table:table-cell table:style-name="Table2.A3" office:value-type="float" office:value="1.2">
            <text:p text:style-name="P26">1.2</text:p>
          </table:table-cell>
          <table:table-cell table:style-name="Table2.B2" office:value-type="date" office:date-value="2013-07-09">
            <text:p text:style-name="P25">07/09/13</text:p>
          </table:table-cell>
          <table:table-cell table:style-name="Table2.A2" office:value-type="string">
            <text:p text:style-name="P24">Zong Xiong Wang</text:p>
          </table:table-cell>
          <table:table-cell table:style-name="Table2.D2" office:value-type="string">
            <text:p text:style-name="P35">Updated the descriptions for &lt;/Step&gt;</text:p>
          </table:table-cell>
        </table:table-row>
        <table:table-row table:style-name="Table2.1">
          <table:table-cell table:style-name="Table2.A3" office:value-type="float" office:value="1.3">
            <text:p text:style-name="P26">1.3</text:p>
          </table:table-cell>
          <table:table-cell table:style-name="Table2.B2" office:value-type="date" office:date-value="2013-07-09">
            <text:p text:style-name="P25">07/09/13</text:p>
          </table:table-cell>
          <table:table-cell table:style-name="Table2.A2" office:value-type="string">
            <text:p text:style-name="P24">Zong Xiong Wang</text:p>
          </table:table-cell>
          <table:table-cell table:style-name="Table2.D2" office:value-type="string">
            <text:p text:style-name="P35">Added new step CreateSparseFile;</text:p>
            <text:p text:style-name="P35">Added new parameter lrecl into &lt;Settings/&gt;.</text:p>
          </table:table-cell>
        </table:table-row>
        <table:table-row table:style-name="Table2.1">
          <table:table-cell table:style-name="Table2.A3" office:value-type="float" office:value="1.4">
            <text:p text:style-name="P26">1.4</text:p>
          </table:table-cell>
          <table:table-cell table:style-name="Table2.B2" office:value-type="date" office:date-value="2013-08-26">
            <text:p text:style-name="P26">08/26/13</text:p>
          </table:table-cell>
          <table:table-cell table:style-name="Table2.A2" office:value-type="string">
            <text:p text:style-name="P23">Zong Xiong Wang</text:p>
          </table:table-cell>
          <table:table-cell table:style-name="Table2.D2" office:value-type="string">
            <text:p text:style-name="P35">Added new step CreateLargeFile;</text:p>
            <text:p text:style-name="P35">Added units “kb”,”mb”,”gb”,”tb” for file sizes of the steps.</text:p>
            <text:p text:style-name="P35">Added two examples for steps CreateLargeFile and CreateSparseFile.</text:p>
          </table:table-cell>
        </table:table-row>
        <table:table-row table:style-name="Table2.1">
          <table:table-cell table:style-name="Table2.A3" office:value-type="float" office:value="1.5">
            <text:p text:style-name="P26">1.5</text:p>
          </table:table-cell>
          <table:table-cell table:style-name="Table2.B2" office:value-type="date" office:date-value="2016-01-10">
            <text:p text:style-name="P26">01/10/16</text:p>
          </table:table-cell>
          <table:table-cell table:style-name="Table2.A2" office:value-type="string">
            <text:p text:style-name="P23"><text:s/>Hong wei Sun <text:s/></text:p>
          </table:table-cell>
          <table:table-cell table:style-name="Table2.D2" office:value-type="string">
            <text:p text:style-name="P23">Added <text:s/>new feature “Support content verification with large files </text:p>
          </table:table-cell>
        </table:table-row>
      </table:table>
      <text:p text:style-name="P29">Contents<text:bookmark-end text:name="T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49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49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49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49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49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49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49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49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49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A"/>
          </text:index-source-styles>
          <text:index-source-styles text:outline-level="2">
            <text:index-source-style text:style-name="Heading_20_B"/>
          </text:index-source-styles>
          <text:index-source-styles text:outline-level="3">
            <text:index-source-style text:style-name="Heading_20_C"/>
          </text:index-source-styles>
        </text:table-of-content-source>
        <text:index-body>
          <text:p text:style-name="P22"><text:s/>Document History<text:tab/>2</text:p>
          <text:p text:style-name="P51"><text:s/>Document Location<text:tab/>2</text:p>
          <text:p text:style-name="P51"><text:s/>§Revision History<text:tab/>2</text:p>
          <text:p text:style-name="P22"><text:s/>Contents<text:tab/>3</text:p>
          <text:p text:style-name="P22">1. Introduction<text:tab/>4</text:p>
          <text:p text:style-name="P51">1.1 Identification<text:tab/>4</text:p>
          <text:p text:style-name="P51">1.2 ProjectX Workload Overview<text:tab/>4</text:p>
          <text:p text:style-name="P51">1.3 Components Involved<text:tab/>5</text:p>
          <text:p text:style-name="P22">2. Obtain and Deploy the Workload<text:tab/>6</text:p>
          <text:p text:style-name="P51">2.1 Obtain the Workload<text:tab/>6</text:p>
          <text:p text:style-name="P50">2.1.1 Workload Files Locations<text:tab/>6</text:p>
          <text:p text:style-name="P51">2.2 Workload Requirements<text:tab/>6</text:p>
          <text:p text:style-name="P22">3. Start and Stop the Workload<text:tab/>7</text:p>
          <text:p text:style-name="P51">3.1 Start up ProjectX<text:tab/>7</text:p>
          <text:p text:style-name="P50">3.1.1 Workload Configuration File<text:tab/>7</text:p>
          <text:p text:style-name="P50">3.1.2 Check the ProjectX Log Files<text:tab/>11</text:p>
          <text:p text:style-name="P51">3.2 Stop ProjectX<text:tab/>12</text:p>
          <text:p text:style-name="P51">3.3 Detecting Errors<text:tab/>12</text:p>
          <text:p text:style-name="P22">4. Appendix<text:tab/>13</text:p>
          <text:p text:style-name="P51">4.1 Configuration File Examples<text:tab/>13</text:p>
          <text:p text:style-name="P50">4.1.1 <text:s/>One Process, One Job<text:tab/>13</text:p>
          <text:p text:style-name="P50">4.1.2 <text:s/>Two Processes With Each Three Jobs<text:tab/>14</text:p>
          <text:p text:style-name="P50">4.1.3 <text:s/>Endless Job<text:tab/>15</text:p>
          <text:p text:style-name="P50">4.1.4 <text:s/>Endless Job With ProjectX Limited Duration<text:tab/>16</text:p>
          <text:p text:style-name="P50">4.1.5 <text:s/>Working on MVS Datasets<text:tab/>17</text:p>
          <text:p text:style-name="P50">4.1.6 <text:s/>Using Ex steps<text:tab/>19</text:p>
          <text:p text:style-name="P50">4.1.7 <text:s/>Step Failure Behavior<text:tab/>20</text:p>
          <text:p text:style-name="P50">4.1.8 <text:s/>CreateLargeFile<text:tab/>21</text:p>
          <text:p text:style-name="P50">4.1.9 <text:s/>CreateSparseFile<text:tab/>21</text:p>
          <text:p text:style-name="P51">4.2 Reference Materials<text:tab/>22</text:p>
        </text:index-body>
      </text:table-of-content>
      <text:section text:style-name="Sect2" text:name="Section2">
        <text:p text:style-name="P21"/>
        <text:h text:style-name="P65" text:outline-level="1"><text:bookmark-start text:name="INSERT_HERE"/><text:bookmark-start text:name="_Ref179792267"/><text:bookmark-start text:name="_Ref179792161"/><text:bookmark-start text:name="_Ref179792159"/>Introduction<text:bookmark-end text:name="_Ref179792267"/><text:bookmark-end text:name="_Ref179792161"/><text:bookmark-end text:name="_Ref179792159"/></text:h>
        <text:p text:style-name="Default_20_Text">This chapter identifies the document and the system or component to which it relates, describes the contents of the document, and states its purpose.</text:p>
        <text:h text:style-name="P62" text:outline-level="2">Identification</text:h>
        <text:p text:style-name="Default_20_Text"><text:span text:style-name="T6">This Users Guide document </text:span>captures all information about the ProjectX workload and the information required for <text:span text:style-name="T6">obtaining the workload and how to execute testing with it to meet z/OS SVT testing purpose.</text:span></text:p>
        <text:h text:style-name="P62" text:outline-level="2"><text:span text:style-name="T6">ProjectX Workload</text:span><text:bookmark-start text:name="_Ref209875011"/> Overview<text:bookmark-end text:name="_Ref209875011"/></text:h>
        <text:p text:style-name="Default_20_Text"><text:span text:style-name="T6">The workload </text:span><text:span text:style-name="T10">will</text:span><text:span text:style-name="T14"> </text:span><text:span text:style-name="T6">run on Windows, Linux/Unix, zLinux, </text:span><text:span text:style-name="T10">AIX, SUN</text:span><text:span text:style-name="T6">, and z/OS USS platforms, in which there are 4 types of components supported: </text:span></text:p>
        <text:list xml:id="list27432640" text:style-name="L1">
          <text:list-item>
            <text:p text:style-name="P53">Process</text:p>
          </text:list-item>
          <text:list-item>
            <text:p text:style-name="P53">Job</text:p>
          </text:list-item>
          <text:list-item>
            <text:p text:style-name="P53">Setup/Cleanup</text:p>
          </text:list-item>
          <text:list-item>
            <text:p text:style-name="P53">Setup/Exec</text:p>
          </text:list-item>
        </text:list>
        <text:p text:style-name="P19">The workload will run tests multi-p<text:span text:style-name="T11">r</text:span>ocess with each process multi-thread targeting the z/OS NFS server based on the user's configuration. Each <text:span text:style-name="T8">Process</text:span> corresponds to a real OS process. Each <text:span text:style-name="T8">Job</text:span> corresponds to a real OS thread. Workload itself and each <text:span text:style-name="T8">Process</text:span> can define their works of setup and cleanup through <text:span text:style-name="T11">the</text:span> components <text:span text:style-name="T8">Setup</text:span> and <text:span text:style-name="T8">Cleanup</text:span>. The basic components of the workload is <text:span text:style-name="T8">Step</text:span>. <text:span text:style-name="T8">Step</text:span><text:span text:style-name="T11"> is the java implementation of run and validate specific tasks. <text:s/>Currently supported tasks are executable file execution, file creation, file copying, file deletion. Batch works are done through aggregating </text:span><text:span text:style-name="T8">Step</text:span><text:span text:style-name="T11"> into </text:span><text:span text:style-name="T8">Setup</text:span><text:span text:style-name="T11">, </text:span><text:span text:style-name="T8">Cleanup</text:span><text:span text:style-name="T11"> and </text:span><text:span text:style-name="T8">Job</text:span><text:span text:style-name="T11">. </text:span></text:p>
        <text:p text:style-name="P34"><draw:g text:anchor-type="paragraph" draw:z-index="0" draw:style-name="gr1"><draw:rect draw:style-name="gr2" draw:text-style-name="P72" svg:width="5.7504in" svg:height="0.2815in" svg:x="0.3398in" svg:y="3.4965in"><text:p text:style-name="P71">Windows/Linux/Unix/AIX/zLinux/z/OS USS</text:p></draw:rect><draw:g draw:style-name="gr3"><draw:rect draw:style-name="gr4" draw:text-style-name="P72" svg:width="5.7295in" svg:height="3.4795in" svg:x="0.35in" svg:y="-0.0035in"><text:p/></draw:rect><draw:g draw:style-name="gr3"><draw:rect draw:style-name="gr5" draw:text-style-name="P72" svg:width="0.9898in" svg:height="2.3335in" svg:x="4.9043in" svg:y="0.8193in"><text:p/></draw:rect><draw:line draw:style-name="gr6" draw:text-style-name="P72" svg:x1="5.4043in" svg:y1="1.5445in" svg:x2="5.4043in" svg:y2="3.0311in"><text:p/></draw:line><draw:rect draw:style-name="gr7" draw:text-style-name="P72" svg:width="0.7087in" svg:height="0.6043in" svg:x="5.05in" svg:y="0.9402in"><text:p text:style-name="P71">Setup/</text:p><text:p text:style-name="P71">Cleanup/</text:p><text:p text:style-name="P71">Job</text:p></draw:rect><draw:rect draw:style-name="gr8" draw:text-style-name="P72" svg:width="0.4906in" svg:height="0.2803in" svg:x="5.1705in" svg:y="2.0862in"><text:p text:style-name="P71">...</text:p></draw:rect><draw:rect draw:style-name="gr8" draw:text-style-name="P72" svg:width="0.4906in" svg:height="0.2803in" svg:x="5.1598in" svg:y="1.6917in"><text:p text:style-name="P71">Step 1</text:p></draw:rect><draw:rect draw:style-name="gr8" draw:text-style-name="P72" svg:width="0.4906in" svg:height="0.2803in" svg:x="5.1807in" svg:y="2.4598in"><text:p text:style-name="P71">Step n</text:p></draw:rect></draw:g><draw:g draw:style-name="gr3"><draw:rect draw:style-name="gr9" draw:text-style-name="P72" svg:width="2.1949in" svg:height="2.1331in" svg:x="0.4126in" svg:y="1.0276in"><text:p/></draw:rect><draw:g draw:style-name="gr3"><draw:rect draw:style-name="gr10" draw:text-style-name="P72" svg:width="0.7504in" svg:height="0.2803in" svg:x="2.639in" svg:y="0.0638in"><text:p text:style-name="P71">ProjectX</text:p></draw:rect><draw:rect draw:style-name="gr7" draw:text-style-name="P72" svg:width="0.5504in" svg:height="0.2803in" svg:x="0.4654in" svg:y="2.061in"><text:p text:style-name="P71">Job 1</text:p></draw:rect><draw:rect draw:style-name="gr11" draw:text-style-name="P72" svg:width="0.7504in" svg:height="0.2803in" svg:x="1.1433in" svg:y="1.0874in"><text:p text:style-name="P71">Process 1</text:p></draw:rect><draw:rect draw:style-name="gr11" draw:text-style-name="P72" svg:width="0.7504in" svg:height="0.2803in" svg:x="2.6516in" svg:y="1.0949in"><text:p text:style-name="P71">Process ...</text:p></draw:rect><draw:rect draw:style-name="gr11" draw:text-style-name="P72" svg:width="0.7504in" svg:height="0.2803in" svg:x="3.9854in" svg:y="1.098in"><text:p text:style-name="P71">Process n</text:p></draw:rect><draw:rect draw:style-name="gr7" draw:text-style-name="P72" svg:width="0.5504in" svg:height="0.2803in" svg:x="1.2669in" svg:y="2.0512in"><text:p text:style-name="P71">Job ...</text:p></draw:rect><draw:rect draw:style-name="gr7" draw:text-style-name="P72" svg:width="0.5504in" svg:height="0.2803in" svg:x="1.9945in" svg:y="2.0602in"><text:p text:style-name="P71">Job n</text:p></draw:rect><draw:rect draw:style-name="gr7" draw:text-style-name="P72" svg:width="0.7504in" svg:height="0.2803in" svg:x="2.6472in" svg:y="0.5445in"><text:p text:style-name="P71">Setup</text:p></draw:rect><draw:rect draw:style-name="gr7" draw:text-style-name="P72" svg:width="0.7504in" svg:height="0.2803in" svg:x="2.6933in" svg:y="3.0772in"><text:p text:style-name="P71">Cleanup</text:p></draw:rect><draw:rect draw:style-name="gr7" draw:text-style-name="P72" svg:width="0.7504in" svg:height="0.2803in" svg:x="1.1524in" svg:y="1.5984in"><text:p text:style-name="P71">Setup</text:p></draw:rect><draw:rect draw:style-name="gr7" draw:text-style-name="P72" svg:width="0.7504in" svg:height="0.2803in" svg:x="1.1642in" svg:y="2.5638in"><text:p text:style-name="P71">Cleanup</text:p></draw:rect><draw:line draw:style-name="gr6" draw:text-style-name="P72" svg:x1="3.0063in" svg:y1="2.8437in" svg:x2="3.0063in" svg:y2="3.0992in"><text:p/></draw:line><draw:line draw:style-name="gr6" draw:text-style-name="P72" svg:x1="2.8815in" svg:y1="0.8244in" svg:x2="1.5417in" svg:y2="1.0878in"><text:p/></draw:line><draw:line draw:style-name="gr6" draw:text-style-name="P72" svg:x1="3.1626in" svg:y1="0.8244in" svg:x2="4.3917in" svg:y2="1.098in"><text:p/></draw:line><draw:line draw:style-name="gr6" draw:text-style-name="P72" svg:x1="1.5118in" svg:y1="1.3673in" svg:x2="1.5118in" svg:y2="1.5984in"><text:p/></draw:line><draw:line draw:style-name="gr6" draw:text-style-name="P72" svg:x1="1.3543in" svg:y1="1.8783in" svg:x2="0.7709in" svg:y2="2.061in"><text:p/></draw:line><draw:line draw:style-name="gr6" draw:text-style-name="P72" svg:x1="1.7091in" svg:y1="1.8783in" svg:x2="2.2925in" svg:y2="2.0602in"><text:p/></draw:line><draw:line draw:style-name="gr6" draw:text-style-name="P72" svg:x1="1.5209in" svg:y1="1.8783in" svg:x2="1.5209in" svg:y2="2.1094in"><text:p/></draw:line><draw:line draw:style-name="gr6" draw:text-style-name="P72" svg:x1="0.8126in" svg:y1="2.3409in" svg:x2="1.4898in" svg:y2="2.5638in"><text:p/></draw:line><draw:line draw:style-name="gr6" draw:text-style-name="P72" svg:x1="2.25in" svg:y1="2.3402in" svg:x2="1.4898in" svg:y2="2.5638in"><text:p/></draw:line><draw:line draw:style-name="gr6" draw:text-style-name="P72" svg:x1="1.4898in" svg:y1="2.3409in" svg:x2="1.4898in" svg:y2="2.5638in"><text:p/></draw:line><draw:line draw:style-name="gr6" draw:text-style-name="P72" svg:x1="3.0189in" svg:y1="0.8244in" svg:x2="3.0291in" svg:y2="1.0953in"><text:p/></draw:line><draw:line draw:style-name="gr12" draw:text-style-name="P72" svg:x1="3.0189in" svg:y1="1.3744in" svg:x2="3.0189in" svg:y2="2.5634in"><text:p/></draw:line><draw:line draw:style-name="gr12" draw:text-style-name="P72" svg:x1="4.3827in" svg:y1="1.3772in" svg:x2="4.3827in" svg:y2="2.5736in"><text:p/></draw:line><draw:rect draw:style-name="gr7" draw:text-style-name="P72" svg:width="0.7504in" svg:height="0.2803in" svg:x="2.6618in" svg:y="2.5638in"><text:p text:style-name="P71">Cleanup</text:p></draw:rect><draw:rect draw:style-name="gr7" draw:text-style-name="P72" svg:width="0.7504in" svg:height="0.2803in" svg:x="3.9917in" svg:y="1.6299in"><text:p text:style-name="P71">Setup</text:p></draw:rect><draw:rect draw:style-name="gr7" draw:text-style-name="P72" svg:width="0.7504in" svg:height="0.2803in" svg:x="4.0142in" svg:y="2.5744in"><text:p text:style-name="P71">Cleanup</text:p></draw:rect><draw:rect draw:style-name="gr7" draw:text-style-name="P72" svg:width="0.7504in" svg:height="0.2803in" svg:x="2.65in" svg:y="1.6091in"><text:p text:style-name="P71">Setup</text:p></draw:rect><draw:rect draw:style-name="gr7" draw:text-style-name="P72" svg:width="0.7504in" svg:height="0.2803in" svg:x="2.65in" svg:y="2.0602in"><text:p text:style-name="P71">...</text:p></draw:rect><draw:rect draw:style-name="gr7" draw:text-style-name="P72" svg:width="0.7504in" svg:height="0.2803in" svg:x="4.0024in" svg:y="2.0709in"><text:p text:style-name="P71">...</text:p></draw:rect><draw:line draw:style-name="gr6" draw:text-style-name="P72" svg:x1="3.0177in" svg:y1="0.3193in" svg:x2="3.0177in" svg:y2="0.5748in"><text:p/></draw:line><draw:line draw:style-name="gr6" draw:text-style-name="P72" svg:x1="1.4972in" svg:y1="2.8217in" svg:x2="3.0075in" svg:y2="3.0772in"><text:p/></draw:line><draw:line draw:style-name="gr6" draw:text-style-name="P72" svg:x1="4.35in" svg:y1="2.8535in" svg:x2="3.0063in" svg:y2="3.0764in"><text:p/></draw:line></draw:g></draw:g></draw:g></draw:g></text:p>
        <text:p text:style-name="P33"><text:span text:style-name="T9">Figure</text:span> 1 ProjectX Workload Overview</text:p>
        <text:h text:style-name="P63" text:outline-level="2">Components Involved</text:h>
        <text:p text:style-name="Default_20_Text">The whole workload involves the following components to collaborate together to stress test z/OS NFS server.</text:p>
        <text:list xml:id="list27429209" text:style-name="L2">
          <text:list-item>
            <text:p text:style-name="P54">Z/OS NFS Server</text:p>
          </text:list-item>
          <text:list-item>
            <text:p text:style-name="P54">NFS Client on running client(<text:span text:style-name="T6">Windows, Linux/Unix, zLinux, </text:span><text:span text:style-name="T10">AIX, SUN</text:span><text:span text:style-name="T6">, and z/OS USS platforms)</text:span></text:p>
          </text:list-item>
          <text:list-item>
            <text:p text:style-name="P54">Java</text:p>
          </text:list-item>
        </text:list>
        <text:h text:style-name="P66" text:outline-level="1">Obtain and Deploy the Workload</text:h>
        <text:p text:style-name="P13">This section shows how to obtain the workload and deploy it to the target systems.</text:p>
        <text:h text:style-name="P59" text:outline-level="2">Obtain the Workload</text:h>
        <text:p text:style-name="P13">Please contact ZOS SVT workload team to get the binaries.</text:p>
        <text:h text:style-name="P57" text:outline-level="3">Workload Files Locations</text:h>
        <text:p text:style-name="P13">The workload current consists of the following entries. </text:p>
        <text:p text:style-name="P13"/>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5">No</text:p>
              </table:table-cell>
              <table:table-cell table:style-name="Table3.A1" office:value-type="string">
                <text:p text:style-name="P5">File Name</text:p>
              </table:table-cell>
              <table:table-cell table:style-name="Table3.C1" office:value-type="string">
                <text:p text:style-name="P5">Description</text:p>
              </table:table-cell>
            </table:table-row>
          </table:table-header-rows>
          <table:table-row table:style-name="Table3.1">
            <table:table-cell table:style-name="Table3.A2" office:value-type="string">
              <text:p text:style-name="P4">1</text:p>
            </table:table-cell>
            <table:table-cell table:style-name="Table3.A2" office:value-type="string">
              <text:p text:style-name="P6">projectx.jar</text:p>
            </table:table-cell>
            <table:table-cell table:style-name="Table3.C2" office:value-type="string">
              <text:p text:style-name="P6">Workload Jar file</text:p>
            </table:table-cell>
          </table:table-row>
          <table:table-row table:style-name="Table3.3">
            <table:table-cell table:style-name="Table3.A3" office:value-type="float" office:value="2">
              <text:p text:style-name="P4">2</text:p>
            </table:table-cell>
            <table:table-cell table:style-name="Table3.A2" office:value-type="string">
              <text:p text:style-name="P6">projectx.xml</text:p>
            </table:table-cell>
            <table:table-cell table:style-name="Table3.C2" office:value-type="string">
              <text:p text:style-name="P6">Workload Configuration file</text:p>
            </table:table-cell>
          </table:table-row>
        </table:table>
        <text:p text:style-name="P13"/>
        <text:h text:style-name="P60" text:outline-level="2">Workload Requirements</text:h>
        <text:p text:style-name="P14">NFS Client</text:p>
        <text:p text:style-name="P14">Java </text:p>
        <text:h text:style-name="P64" text:outline-level="1"><text:bookmark-end text:name="INSERT_HERE"/>Start and Stop the Workload</text:h>
        <text:h text:style-name="Heading_20_2" text:outline-level="2">Start up ProjectX</text:h>
        <text:p text:style-name="P14"/>
        <text:p text:style-name="P14">ProjectX workload can be easily started with below command:</text:p>
        <text:p text:style-name="P14">Java -jar [Workload Jar File] [Workload Configuration File] [Log Path] [Log File Size] [Log File Count]</text:p>
        <text:p text:style-name="P14">Workload Tar File: The workload executable jar file.</text:p>
        <text:p text:style-name="P14">Workload Configuration File: The workload XML configuration file.</text:p>
        <text:p text:style-name="P14">Log Path: The directory to store the log messages files.</text:p>
        <text:p text:style-name="P14">Log File Size: The maximum size of the log file in bytes. The default is 1024*1024 bytes.</text:p>
        <text:p text:style-name="P14">Log File Count: The count of the log file. <text:s/>The default is 1. </text:p>
        <text:p text:style-name="P16">Note: Log wrapping is supported. When log file has no space to append, logs will be written at the beginning of the log file.</text:p>
        <text:p text:style-name="P14">Example:</text:p>
        <text:p text:style-name="P14">Java -jar projectx.jar projectx.xml result/ <text:s/>1048576 10</text:p>
        <text:p text:style-name="P14">Above command will run ProjectX with configuration file “projectx.xml”. Log messages will be written under directory “result”. Each log file has a size limit of 1048576 bytes and count limit of 10.</text:p>
        <text:h text:style-name="Heading_20_3" text:outline-level="3">Workload Configuration File</text:h>
        <text:p text:style-name="P17">The Workload is configured by a XML file. <text:s/>Below is an example configuration file:</text:p>
        <text:p text:style-name="P37"><text:span text:style-name="T16">&lt;?</text:span><text:span text:style-name="T18">xml</text:span><text:span text:style-name="T6"> </text:span><text:span text:style-name="T20">version</text:span><text:span text:style-name="T22">=</text:span><text:span text:style-name="T24">"1.0"</text:span><text:span text:style-name="T6"> </text:span><text:span text:style-name="T20">encoding</text:span><text:span text:style-name="T22">=</text:span><text:span text:style-name="T24">"UTF-8"</text:span><text:span text:style-name="T16">?&gt;</text:span></text:p>
        <text:p text:style-name="P38"><text:span text:style-name="T15">&lt;</text:span><text:span text:style-name="T17">ProjectX</text:span> <text:span text:style-name="T19">duration</text:span><text:span text:style-name="T21">=</text:span><text:span text:style-name="T23">"10m"</text:span> <text:span text:style-name="T19">end</text:span><text:span text:style-name="T21">=</text:span><text:span text:style-name="T23">"2001-12-31T12:00:00"</text:span><text:span text:style-name="T15">&gt;</text:span></text:p>
        <text:p text:style-name="P39"><text:s text:c="2"/>&lt;Settings&gt;</text:p>
        <text:p text:style-name="P38"><text:span text:style-name="T15"><text:s text:c="4"/>&lt;Account&gt;</text:span><text:span text:style-name="T25">stone</text:span><text:span text:style-name="T15">&lt;/Account&gt;</text:span></text:p>
        <text:p text:style-name="P38"><text:span text:style-name="T15"><text:s text:c="4"/>&lt;Password&gt;</text:span><text:span text:style-name="T25">123456</text:span><text:span text:style-name="T15">&lt;/Password&gt;</text:span></text:p>
        <text:p text:style-name="P38"><text:span text:style-name="T15"><text:s text:c="4"/>&lt;ShellPrompt&gt;</text:span><text:span text:style-name="T25">$</text:span><text:span text:style-name="T15">&lt;/Password&gt;</text:span></text:p>
        <text:p text:style-name="P38"><text:span text:style-name="T15"><text:s text:c="4"/>&lt;JVMOptions&gt;</text:span><text:span text:style-name="T27">-Xms</text:span><text:span text:style-name="T25">10m</text:span><text:span text:style-name="T26"> -Xmx20m</text:span><text:span text:style-name="T15">&lt;/JVMOptions&gt;</text:span></text:p>
        <text:p text:style-name="P38"><text:span text:style-name="T15"><text:s text:c="4"/>&lt;Debug&gt;</text:span><text:span text:style-name="T25">On</text:span><text:span text:style-name="T15">&lt;/Debug&gt;</text:span></text:p>
        <text:p text:style-name="P39"><text:s text:c="2"/>&lt;/Settings&gt;</text:p>
        <text:p text:style-name="P38"><text:span text:style-name="T21"><text:s text:c="2"/></text:span><text:span text:style-name="T15">&lt;</text:span><text:span text:style-name="T17">Setup</text:span><text:span text:style-name="T15">&gt;</text:span></text:p>
        <text:p text:style-name="P38"><text:span text:style-name="T21"><text:s text:c="4"/></text:span><text:span text:style-name="T15">&lt;</text:span><text:span text:style-name="T17">Step</text:span> <text:span text:style-name="T19">name</text:span><text:span text:style-name="T21">=</text:span><text:span text:style-name="T23">"step1"</text:span> <text:span text:style-name="T19">type</text:span><text:span text:style-name="T21">=</text:span><text:span text:style-name="T23">"Exec"</text:span> <text:span text:style-name="T19">parms</text:span><text:span text:style-name="T21">=</text:span><text:span text:style-name="T23">""</text:span> <text:span text:style-name="T19">loop</text:span><text:span text:style-name="T21">=</text:span><text:span text:style-name="T23">"0"</text:span> <text:span text:style-name="T19">delays</text:span><text:span text:style-name="T21">=</text:span><text:span text:style-name="T23">"</text:span><text:bookmark-start text:name="__DdeLink__5011_168538827"/><text:span text:style-name="T23">0s,0s,0s</text:span><text:bookmark-end text:name="__DdeLink__5011_168538827"/><text:span text:style-name="T23">"</text:span> <text:span text:style-name="T19">failure</text:span><text:span text:style-name="T21">=</text:span><text:span text:style-name="T23">"continue"</text:span><text:span text:style-name="T15">/&gt;</text:span></text:p>
        <text:p text:style-name="P39"><text:s text:c="4"/>...</text:p>
        <text:p text:style-name="P38"><text:span text:style-name="T21"><text:s text:c="2"/></text:span><text:span text:style-name="T15">&lt;/</text:span><text:span text:style-name="T17">Setup</text:span><text:span text:style-name="T15">&gt;</text:span></text:p>
        <text:p text:style-name="P38"><text:span text:style-name="T21"><text:s text:c="2"/></text:span><text:span text:style-name="T15">&lt;</text:span><text:span text:style-name="T17">Process</text:span> <text:span text:style-name="T19">duration</text:span><text:span text:style-name="T21">=</text:span><text:span text:style-name="T23">"10m"</text:span> <text:span text:style-name="T19">end</text:span><text:span text:style-name="T21">=</text:span><text:span text:style-name="T23">"2001-12-31T12:00:00"</text:span><text:span text:style-name="T15">&gt;</text:span></text:p>
        <text:p text:style-name="P38"><text:span text:style-name="T21"><text:s text:c="4"/></text:span><text:span text:style-name="T15">&lt;</text:span><text:span text:style-name="T17">Setup</text:span><text:span text:style-name="T15">&gt;</text:span></text:p>
        <text:p text:style-name="P38"><text:span text:style-name="T21"><text:s text:c="6"/></text:span><text:span text:style-name="T15">&lt;</text:span><text:span text:style-name="T17">Step</text:span> <text:span text:style-name="T19">name</text:span><text:span text:style-name="T21">=</text:span><text:span text:style-name="T23">"step1"</text:span> <text:span text:style-name="T19">type</text:span><text:span text:style-name="T21">=</text:span><text:span text:style-name="T23">"Exec"</text:span> <text:span text:style-name="T19">parms</text:span><text:span text:style-name="T21">=</text:span><text:span text:style-name="T23">""</text:span> <text:span text:style-name="T19">loop</text:span><text:span text:style-name="T21">=</text:span><text:span text:style-name="T23">"0"</text:span> <text:span text:style-name="T19">delays</text:span><text:span text:style-name="T21">=</text:span><text:span text:style-name="T23">"0s,0s,0s"</text:span> <text:span text:style-name="T19">failure</text:span><text:span text:style-name="T21">=</text:span><text:span text:style-name="T23">"continue"</text:span><text:span text:style-name="T15">/&gt;</text:span></text:p>
        <text:p text:style-name="P39"><text:s text:c="6"/>...</text:p>
        <text:p text:style-name="P38"><text:span text:style-name="T21"><text:s text:c="4"/></text:span><text:span text:style-name="T15">&lt;/</text:span><text:span text:style-name="T17">Setup</text:span><text:span text:style-name="T15">&gt;</text:span></text:p>
        <text:p text:style-name="P38"><text:span text:style-name="T21"><text:s text:c="4"/></text:span><text:span text:style-name="T15">&lt;</text:span><text:span text:style-name="T17">Job</text:span> <text:span text:style-name="T19">loop</text:span><text:span text:style-name="T21">=</text:span><text:span text:style-name="T23">"0"</text:span> <text:span text:style-name="T19">name</text:span><text:span text:style-name="T22">=</text:span><text:span text:style-name="T24">"job1"</text:span><text:span text:style-name="T16">&gt;</text:span></text:p>
        <text:p text:style-name="P38"><text:span text:style-name="T21"><text:s text:c="6"/></text:span><text:span text:style-name="T15">&lt;</text:span><text:span text:style-name="T17">Step</text:span> <text:span text:style-name="T19">name</text:span><text:span text:style-name="T21">=</text:span><text:span text:style-name="T23">"step1"</text:span> <text:span text:style-name="T19">type</text:span><text:span text:style-name="T21">=</text:span><text:span text:style-name="T23">"Exec"</text:span> <text:span text:style-name="T19">parms</text:span><text:span text:style-name="T21">=</text:span><text:span text:style-name="T23">""</text:span> <text:span text:style-name="T19">loop</text:span><text:span text:style-name="T21">=</text:span><text:span text:style-name="T23">"0"</text:span> <text:span text:style-name="T19">delays</text:span><text:span text:style-name="T21">=</text:span><text:span text:style-name="T23">"0s,0s,0s"</text:span> <text:span text:style-name="T19">failure</text:span><text:span text:style-name="T21">=</text:span><text:span text:style-name="T23">"continue"</text:span><text:span text:style-name="T15">/&gt;</text:span></text:p>
        <text:p text:style-name="P39"><text:s text:c="6"/>...</text:p>
        <text:p text:style-name="P38"><text:span text:style-name="T21"><text:s text:c="4"/></text:span><text:span text:style-name="T15">&lt;/</text:span><text:span text:style-name="T17">Job</text:span><text:span text:style-name="T15">&gt;</text:span></text:p>
        <text:p text:style-name="P39"><text:s text:c="4"/>...</text:p>
        <text:p text:style-name="P38"><text:span text:style-name="T21"><text:s text:c="4"/></text:span><text:span text:style-name="T15">&lt;</text:span><text:span text:style-name="T17">Cleanup</text:span><text:span text:style-name="T15">&gt;</text:span></text:p>
        <text:p text:style-name="P38"><text:span text:style-name="T21"><text:s text:c="6"/></text:span><text:span text:style-name="T15">&lt;</text:span><text:span text:style-name="T17">Step</text:span> <text:span text:style-name="T19">name</text:span><text:span text:style-name="T21">=</text:span><text:span text:style-name="T23">"step1"</text:span> <text:span text:style-name="T19">type</text:span><text:span text:style-name="T21">=</text:span><text:span text:style-name="T23">"Exec"</text:span> <text:span text:style-name="T19">parms</text:span><text:span text:style-name="T21">=</text:span><text:span text:style-name="T23">""</text:span> <text:span text:style-name="T19">loop</text:span><text:span text:style-name="T21">=</text:span><text:span text:style-name="T23">"0"</text:span> <text:span text:style-name="T19">delays</text:span><text:span text:style-name="T21">=</text:span><text:span text:style-name="T23">"0s,0s,0s"</text:span> <text:span text:style-name="T19">failure</text:span><text:span text:style-name="T21">=</text:span><text:span text:style-name="T23">"continue"</text:span><text:span text:style-name="T15">/&gt;</text:span></text:p>
        <text:p text:style-name="P39"><text:s text:c="6"/>...</text:p>
        <text:p text:style-name="P38"><text:span text:style-name="T21"><text:s text:c="4"/></text:span><text:span text:style-name="T15">&lt;/</text:span><text:span text:style-name="T17">Cleanup</text:span><text:span text:style-name="T15">&gt;</text:span></text:p>
        <text:p text:style-name="P38"><text:span text:style-name="T21"><text:s text:c="2"/></text:span><text:span text:style-name="T15">&lt;/</text:span><text:span text:style-name="T17">Process</text:span><text:span text:style-name="T15">&gt;</text:span></text:p>
        <text:p text:style-name="P39"><text:s text:c="2"/>...</text:p>
        <text:p text:style-name="P38"><text:span text:style-name="T21"><text:s text:c="2"/></text:span><text:span text:style-name="T15">&lt;</text:span><text:span text:style-name="T17">Cleanup</text:span><text:span text:style-name="T15">&gt;</text:span></text:p>
        <text:p text:style-name="P38"><text:span text:style-name="T21"><text:s text:c="4"/></text:span><text:span text:style-name="T15">&lt;</text:span><text:span text:style-name="T17">Step</text:span> <text:span text:style-name="T19">name</text:span><text:span text:style-name="T21">=</text:span><text:span text:style-name="T23">"step1"</text:span> <text:span text:style-name="T19">type</text:span><text:span text:style-name="T21">=</text:span><text:span text:style-name="T23">"Exec"</text:span> <text:span text:style-name="T19">parms</text:span><text:span text:style-name="T21">=</text:span><text:span text:style-name="T23">""</text:span> <text:span text:style-name="T19">loop</text:span><text:span text:style-name="T21">=</text:span><text:span text:style-name="T23">"0"</text:span> <text:span text:style-name="T19">delays</text:span><text:span text:style-name="T21">=</text:span><text:span text:style-name="T23">"0s,0s,0s"</text:span> <text:span text:style-name="T19">failure</text:span><text:span text:style-name="T21">=</text:span><text:span text:style-name="T23">"continue"</text:span><text:span text:style-name="T15">/&gt;</text:span></text:p>
        <text:p text:style-name="P39"><text:s text:c="4"/>...</text:p>
        <text:p text:style-name="P38"><text:span text:style-name="T21"><text:s text:c="2"/></text:span><text:span text:style-name="T15">&lt;/</text:span><text:span text:style-name="T17">Cleanup</text:span><text:span text:style-name="T15">&gt;</text:span></text:p>
        <text:p text:style-name="P36"><text:span text:style-name="T15">&lt;/</text:span><text:span text:style-name="T17">ProjectX</text:span><text:span text:style-name="T15">&gt;</text:span></text:p>
        <text:p text:style-name="P43"><text:s/>You can extract projectx.jar file to get the relevant schema file ProjectX.xsd.</text:p>
        <text:h text:style-name="P68" text:outline-level="4"><text:bookmark-start text:name="__DdeLink__10721_171664759811"/><text:bookmark-start text:name="__DdeLink__10718_171664759811"/><text:span text:style-name="T6">&lt;</text:span><text:bookmark-end text:name="__DdeLink__10721_171664759811"/><text:bookmark-end text:name="__DdeLink__10718_171664759811"/><text:span text:style-name="T6">ProjectX/&gt;</text:span></text:h>
        <text:p text:style-name="Default_20_Text"><text:span text:style-name="T7">ProjectX</text:span><text:span text:style-name="T6"> corresponds to the whole workload. </text:span></text:p>
        <text:p text:style-name="Default_20_Text">Attributes:</text:p>
        <text:p text:style-name="Default_20_Text"><text:span text:style-name="T7">duration(optional)</text:span><text:span text:style-name="T6">: I</text:span><text:bookmark-start text:name="__DdeLink__10921_1716647598"/><text:span text:style-name="T6">ndicates how long the workload can run, with supporting units d(day), h(hour), m(minute), s(second). Example, “10d” means 10 days, “10m” means 10 minutes.</text:span><text:bookmark-end text:name="__DdeLink__10921_1716647598"/></text:p>
        <text:p text:style-name="Default_20_Text"><text:span text:style-name="T7">end(optional)</text:span><text:span text:style-name="T6">: I</text:span><text:bookmark-start text:name="__DdeLink__10924_1716647598"/><text:span text:style-name="T6">ndicates when the workload will end run, with supporting DateTime format “YYYY-MM-DDTHH:MM:SS”.</text:span><text:bookmark-end text:name="__DdeLink__10924_1716647598"/></text:p>
        <text:p text:style-name="Default_20_Text">Elements:</text:p>
        <text:p text:style-name="Default_20_Text">Settings(optional): <text:span text:style-name="T11">Maximum occurrence is 1. S</text:span><text:bookmark-start text:name="__DdeLink__10959_17166475981"/><text:span text:style-name="T11">pecifies the settings for ProjectX. Refer section 3.1.1.2 for more information.</text:span><text:bookmark-end text:name="__DdeLink__10959_17166475981"/></text:p>
        <text:p text:style-name="Default_20_Text"><text:span text:style-name="T6">Setup(optional): </text:span><text:span text:style-name="T12">Maximum occurrence is 1. S</text:span><text:bookmark-start text:name="__DdeLink__10959_1716647598"/><text:span text:style-name="T12">pecifies the setup steps for ProjectX. Refer section 3.1.1.5 for more information.</text:span><text:bookmark-end text:name="__DdeLink__10959_1716647598"/></text:p>
        <text:p text:style-name="Default_20_Text"><text:span text:style-name="T6">Process(required):</text:span><text:bookmark-start text:name="__DdeLink__10978_1716647598"/><text:span text:style-name="T6"> </text:span><text:span text:style-name="T12">Maximum occurrence is unbound. Refer section 3.1.1.3 for more information.</text:span><text:bookmark-end text:name="__DdeLink__10978_1716647598"/></text:p>
        <text:p text:style-name="Default_20_Text"><text:span text:style-name="T29">Cleanup(optional): </text:span><text:span text:style-name="T30">Maximum occurrence is 1. Specifies the cleanup steps for ProjectX. Refer section 3.1.1.6 for more information.</text:span></text:p>
        <text:h text:style-name="P68" text:outline-level="4"><text:bookmark-start text:name="__DdeLink__10721_171664759811111"/><text:bookmark-start text:name="__DdeLink__10718_171664759811111"/><text:span text:style-name="T6">&lt;</text:span><text:bookmark-end text:name="__DdeLink__10721_171664759811111"/><text:bookmark-end text:name="__DdeLink__10718_171664759811111"/><text:span text:style-name="T6">Settings/&gt;</text:span></text:h>
        <text:p text:style-name="Default_20_Text"><text:span text:style-name="T7">Settings</text:span><text:span text:style-name="T6"> specifies the global settings for ProjectX.</text:span></text:p>
        <text:p text:style-name="Default_20_Text">Elements:</text:p>
        <text:p text:style-name="Default_20_Text"><text:span text:style-name="T7">Account(optional)</text:span><text:span text:style-name="T6">: Indicates the valid user account used to establish a telnet session on the OS where ProjectX runs. This telnet session will be used to execute shell command like “vi” to create files.</text:span></text:p>
        <text:p text:style-name="Default_20_Text"><text:span text:style-name="T7">Password(optional)</text:span><text:span text:style-name="T6">: Indicates the corresponding password of above user account.</text:span></text:p>
        <text:p text:style-name="Default_20_Text"><text:span text:style-name="T29">ShellPrompt(optional)</text:span><text:span text:style-name="T28">: Indicates the shell prompt of the OS where ProjectX runs. For example, “stone@os1:~$”, the shell prompt here is $. <text:s/>Be careful with the special characters in XML. For example, you must use “&amp;amp” instead of “&amp;”.</text:span></text:p>
        <text:p text:style-name="Default_20_Text"><text:span text:style-name="T6">Note: Above </text:span><text:span text:style-name="T6">Account</text:span><text:span text:style-name="T6">, </text:span><text:span text:style-name="T6">Password</text:span><text:span text:style-name="T6">, </text:span><text:span text:style-name="T6">ShellPrompt information is required for CreateFileEx step.</text:span></text:p>
        <text:p text:style-name="Default_20_Text"><text:span text:style-name="T7">JVMOptions(optional)</text:span><text:span text:style-name="T6">: Indicates the JVM options used for the created processes of ProjectX.</text:span></text:p>
        <text:p text:style-name="Default_20_Text"><text:span text:style-name="T7">Debug(optional)</text:span><text:span text:style-name="T6">: Indicates whether debug messages will be output. If it is “on”, then debug messages will be output, otherwise no.</text:span></text:p>
        <text:p text:style-name="Default_20_Text"><text:span text:style-name="T7">lrecl(optional)</text:span><text:span text:style-name="T6">: The default value of MVS dataset attribute lrecl.</text:span></text:p>
        <text:h text:style-name="P68" text:outline-level="4"><text:bookmark-start text:name="__DdeLink__10721_17166475981111"/><text:bookmark-start text:name="__DdeLink__10718_17166475981111"/><text:span text:style-name="T6">&lt;</text:span><text:bookmark-end text:name="__DdeLink__10721_17166475981111"/><text:bookmark-end text:name="__DdeLink__10718_17166475981111"/><text:span text:style-name="T6">Process/&gt;</text:span></text:h>
        <text:p text:style-name="Default_20_Text"><text:span text:style-name="T7">Process</text:span><text:span text:style-name="T6"> corresponds to one process. <text:s/></text:span></text:p>
        <text:p text:style-name="Default_20_Text">Attributes:</text:p>
        <text:p text:style-name="Default_20_Text"><text:span text:style-name="T6">duration(optional): </text:span><text:span text:style-name="T12">Indicates how long the process can run, with </text:span><text:bookmark-start text:name="__DdeLink__3667_168538827"/><text:span text:style-name="T12">supporting units d(day), h(hour), m(minute), s(second). Example, “10d” means 10 days, “10m” means 10 minutes.</text:span><text:bookmark-end text:name="__DdeLink__3667_168538827"/></text:p>
        <text:p text:style-name="Default_20_Text"><text:span text:style-name="T6">end(optional): </text:span><text:span text:style-name="T12">Indicates when the process will end run, with supporting DateTime format “YYYY-MM-DDTHH:MM:SS”.</text:span></text:p>
        <text:p text:style-name="Default_20_Text">Elements:</text:p>
        <text:p text:style-name="Default_20_Text"><text:span text:style-name="T6">Setup(optional): </text:span><text:span text:style-name="T12">Maximum occurrence is 1. <text:s/>Specifies the setup steps for the Process. Refer section 3.1.1.5 for more information.</text:span></text:p>
        <text:p text:style-name="Default_20_Text"><text:span text:style-name="T6">Job(required): <text:s/></text:span><text:span text:style-name="T12">Maximum occurrence is unbound.</text:span><text:span text:style-name="T6"> </text:span><text:span text:style-name="T12">Refer section 1.2.3 for more information.</text:span></text:p>
        <text:p text:style-name="Default_20_Text"><text:span text:style-name="T7">Cleanup(optional): </text:span><text:span text:style-name="T12">Maximum occurrence is 1. Specifies the cleanup steps for the Process. Refer section 3.1.1.6 for more information.</text:span></text:p>
        <text:h text:style-name="P69" text:outline-level="4">&lt;Job/&gt;</text:h>
        <text:p text:style-name="Default_20_Text">Job specifies the steps running in a separate thread of the <text:bookmark-start text:name="__DdeLink__5943_168538827"/>Process<text:bookmark-end text:name="__DdeLink__5943_168538827"/>. </text:p>
        <text:p text:style-name="Default_20_Text">Attributes:</text:p>
        <text:p text:style-name="Default_20_Text"><text:span text:style-name="T6">name(required): </text:span><text:span text:style-name="T12">Indicates the name of the Job. It's mainly used to organize the logs.</text:span></text:p>
        <text:p text:style-name="Default_20_Text"><text:span text:style-name="T6">loop(optional): </text:span><text:span text:style-name="T12">Indicates how many times the Job will run repeatedly. Default value is 1. Value -1 means run repeatedly forever.</text:span></text:p>
        <text:p text:style-name="Default_20_Text">Elements:</text:p>
        <text:p text:style-name="Default_20_Text"><text:span text:style-name="T6">Step(required): </text:span><text:span text:style-name="T12">Maximum occurrence is unbound.</text:span><text:span text:style-name="T6"> </text:span><text:span text:style-name="T12">Specifies the type of tasks to do. Refer section 3.1.1.7 for more information.</text:span></text:p>
        <text:h text:style-name="P68" text:outline-level="4"><text:bookmark-start text:name="__DdeLink__10721_171664759812"/><text:bookmark-start text:name="__DdeLink__10718_171664759812"/><text:span text:style-name="T6">&lt;</text:span><text:bookmark-end text:name="__DdeLink__10721_171664759812"/><text:bookmark-end text:name="__DdeLink__10718_171664759812"/><text:span text:style-name="T6">Setup/&gt;</text:span></text:h>
        <text:p text:style-name="Default_20_Text"><text:span text:style-name="T6">Setup </text:span><text:span text:style-name="T12">specifies the steps running for setup works.</text:span></text:p>
        <text:p text:style-name="Default_20_Text">Elements:</text:p>
        <text:p text:style-name="Default_20_Text"><text:span text:style-name="T6">Step(required):</text:span><text:span text:style-name="T12">Maximum occurrence is unbound. Specifies the task run in one step. Refer section 3.1.1.7 for more information.</text:span></text:p>
        <text:h text:style-name="P69" text:outline-level="4">&lt;Cleanup/&gt;</text:h>
        <text:p text:style-name="Default_20_Text"><text:span text:style-name="T7">Cleanup</text:span><text:span text:style-name="T6"> specifies the steps running for cleanup works.</text:span></text:p>
        <text:p text:style-name="Default_20_Text">Elements:</text:p>
        <text:p text:style-name="Default_20_Text"><text:bookmark-start text:name="__DdeLink__11279_1716647598"/><text:span text:style-name="T6">Step(required): </text:span><text:span text:style-name="T12">Maximum occurrence is unbound. Specifies the task run in one step. Refer section 3.1.1.5 for more information.</text:span><text:bookmark-end text:name="__DdeLink__11279_1716647598"/></text:p>
        <text:h text:style-name="P69" text:outline-level="4">&lt;Step/&gt;</text:h>
        <text:p text:style-name="Default_20_Text"><text:span text:style-name="T7">Step</text:span><text:span text:style-name="T12"> specifies the task run in one step.</text:span><text:span text:style-name="T6"><text:tab/>It is the basic working unit of the workload. Steps run one by one sequentially just like instructions</text:span></text:p>
        <text:p text:style-name="Default_20_Text">Attributes:</text:p>
        <text:p text:style-name="Default_20_Text"><text:span text:style-name="T6">name(required): </text:span><text:span text:style-name="T12">Indicates the name of the Step. It's mainly used to organize the logs.</text:span></text:p>
        <text:p text:style-name="Default_20_Text"><text:span text:style-name="T6">type(required)</text:span><text:span text:style-name="T12">: Indicates the type of the Step. Supported types:</text:span></text:p>
        <text:p text:style-name="Default_20_Text"><text:span text:style-name="T6"><text:tab/></text:span><text:bookmark-start text:name="__DdeLink__11408_1716647598"/><text:span text:style-name="T12">Exec: <text:s/>Run executable file. <text:s/>Executable file exit status code 0 means success, others means <text:s/>failure.</text:span></text:p>
        <text:p text:style-name="Default_20_Text"><text:span text:style-name="T6"><text:tab/></text:span><text:span text:style-name="T12">CreateDir: Create directories using Java API.</text:span></text:p>
        <text:p text:style-name="Default_20_Text"><text:tab/>CreateDirEx: Create directories using shell command “mkdir”.</text:p>
        <text:p text:style-name="Default_20_Text"><text:span text:style-name="T6"><text:tab/></text:span><text:span text:style-name="T12">CreateFile: Create files using Java API.</text:span></text:p>
        <text:p text:style-name="Default_20_Text"><text:tab/>CreateFileEx: Create files using shell command like “vi, cat”.</text:p>
        <text:p text:style-name="Default_20_Text"><text:span text:style-name="T6"><text:tab/></text:span><text:span text:style-name="T12">CopyFile: Copy files or directories using Java API.</text:span></text:p>
        <text:p text:style-name="Default_20_Text"><text:tab/>CopyFileEx: Copy files or directories using shell command “cp”.</text:p>
        <text:p text:style-name="Default_20_Text"><text:span text:style-name="T6"><text:tab/></text:span><text:span text:style-name="T12">DeleteFile: Delete files or directories using Java API.</text:span></text:p>
        <text:p text:style-name="Default_20_Text"><text:bookmark-end text:name="__DdeLink__11408_1716647598"/><text:tab/>DeleteFileEx: Delete files or directories using shell command “rm”.</text:p>
        <text:p text:style-name="Default_20_Text"><text:tab/>CreateSparseFile: Create sparse file using Java API.</text:p>
        <text:p text:style-name="Default_20_Text"><text:s text:c="12"/>CreatelargeFile: Create large File (filesize unit <text:s/>support kb, mb, gb and tb) using Java API.</text:p>
        <text:p text:style-name="Default_20_Text">Note: The steps with or without “Ex” have the same functionality. They are implemented in different ways, one is Java API, another is shell command. You can choose between them as you want. In one configuration file, they can also be mixed to use. <text:s/></text:p>
        <text:p text:style-name="Default_20_Text"><text:span text:style-name="T6">parms(required)</text:span><text:span text:style-name="T12">: Indicates the parameters of the Step. Parameters are separated by space. Different types of Step have different parameters:</text:span></text:p>
        <text:p text:style-name="Default_20_Text"><text:tab/>Exec: <text:s/>ExecPath, ExecParms. ExecPath is the full path to the executable file. ExecParms is the parameters parameters of the executable file. </text:p>
        <text:p text:style-name="Default_20_Text"><text:span text:style-name="T6"><text:tab/></text:span><text:span text:style-name="T12">CreateDir/CreateDirEx: DirectoryName[,MVS Datasets Attributes], DirectoryCount. <text:s/>DirectoryName is the full path name of the creation directories. For MVS datasets, MVS datasets attributes can be optionally appended after DirectoryName to override the default attributes of z/OS NFS server. The separator is comma. DirectoryCount is the creation count of the directories. </text:span><text:bookmark-start text:name="__DdeLink__3211_168538827"/><text:span text:style-name="T12">Depending on the creation count, directory name will be appended by digits to make sure uniqueness of directory name. Example, a count 10 with name “dir” will create directories dir01, dir02, …, dir10.</text:span><text:bookmark-end text:name="__DdeLink__3211_168538827"/></text:p>
        <text:p text:style-name="Default_20_Text"><text:span text:style-name="T6"><text:tab/></text:span><text:span text:style-name="T12">CreateFile/CreateFileEx: FileName[,MVS Datasets Attributes], FileSize, RandomLen, FileCount. FileName is the full path name of the creation files. For MVS datasets, MVS datasets attributes can be optionally appended after <text:s/>FileName to override the default attributes of z/OS NFS server. The separator is comma. <text:s/>FileSize is the size of the creation files. The supported units of the file size are “kb”, “mb”, “gb”, “tb”. The default size unit is byte. RandomLen is the length of the random generated character to fill file content. Example, a RandomLen 10 means once a character like 'a' is randomly generated, it will be used 10 times to fill the file content as 'aaaaaaaaaa'. <text:s/>The possible characters are “0123456789abcdefghijklmnopqrstuvwxyzABCDEFGH</text:span></text:p>
        <text:p text:style-name="Default_20_Text">IJKLMNOPQRSTUVWXYZ,.”. FileCount is the creation count of the files. Depending on the creation count, file name will be appended by digits to make sure uniqueness of file name. Example, a count 10 with name “file” will create files file01, file02, …, file10. </text:p>
        <text:p text:style-name="Default_20_Text"><text:tab/>CopyFile/CopyFileEx: SourcePath, DestinationPath[,MVS Datasets Attributes]. SourcePath is the full path of the files or directories copied. DestinationPath is the full path of the files or directories copied to. <text:s/>For MVS datasets, MVS datasets attributes can be optionally appended after <text:s/>DestinationPath to override the default attributes of z/OS NFS server used for copy. The separator is comma. <text:s/>Wildchar * is supported in the last directory separator separated token of the SourcePath.</text:p>
        <text:p text:style-name="Default_20_Text"><text:tab/>DeleteFile/DeleteFileEx: FilePath. FilePath is the full path of the files or directories to delete. Wildchar * is supported in the last directory separator separated token of the FilePath. </text:p>
        <text:p text:style-name="Default_20_Text"><text:tab/>CreateSparseFile: FileName[,MVS Datasets Attributes], FileSize, RandomLen, HolePosition, HoleSize, FileCount. FileName is the full path name of the creation files. For MVS datasets, MVS datasets attributes can be optionally appended after <text:s/>FileName to override the default attributes of z/OS NFS server. The separator is comma. <text:s/>FileSize is the size of the creation files. The supported units of the file size are “kb”, “mb”, “gb”, “tb”. The default size unit is byte. <text:s/>RandomLen is the length of the random generated character to fill file content. Example, a RandomLen 10 means once a character like 'a' is randomly generated, it will be used 10 times to fill the file content as 'aaaaaaaaaa'. <text:s/>The possible characters are “0123456789abcdefghijklmnopqrstuvwxyzABCDEFGH</text:p>
        <text:p text:style-name="Default_20_Text">IJKLMNOPQRSTUVWXYZ,.”. HolePosition is the position to fill the file hole. HoleSize is the size of the file hole. The possible values for Position are “begin”, “middle”, “end”, “random”. <text:s text:c="4"/>The supported units of the hole size are “kb”, “mb”, “gb”, “tb”. The default size unit is byte. <text:s/>FileCount is the creation count of the files. Depending on the creation count, file name will be appended by digits to make sure uniqueness of file names. Example, a count 10 with file name “file” will create files file01, file02, …, file10. </text:p>
        <text:p text:style-name="Default_20_Text"><text:tab/>CreateLargeFile: FileName[,MVS Datasets Attributes], FileSize, BufferSize, Position, FileCount,ContentVerify. FileName is the full path name of the creation files. For MVS datasets, MVS datasets attributes can be optionally appended after <text:s/>FileName to override the default attributes of z/OS NFS server. The separator is comma. <text:s/>FileSize is the size of the creation files. The supported units of the file size are “kb”, “mb”, “gb”, “tb”. The default size unit is byte. Position indicates where start to fill the content. The possible values for Position are “begin”, “middle”, “end”, “random”. FileCount is the creation count of the files. Depending on the creation count, file name will be appended by digits to make sure uniqueness of file names. Example, a count 10 with file name “file” will create files file01, file02, …, file10. ContentVerify is an optional parameter, if it is presented in parameter list, the written content will be verified by reading it out and comparing with the orignal <text:s/>content. If ContentVerify parameter is not presented, the File content will not be verified. </text:p>
        <text:p text:style-name="Default_20_Text"><text:span text:style-name="T6">loop(optional)</text:span><text:span text:style-name="T12">: Indicates how many times Step will run repeatedly. Default value is 1. </text:span><text:bookmark-start text:name="__DdeLink__3519_168538827"/><text:span text:style-name="T12">Value -1 means run repeatedly forever.</text:span><text:bookmark-end text:name="__DdeLink__3519_168538827"/></text:p>
        <text:p text:style-name="Default_20_Text"><text:span text:style-name="T6">delays(optional)</text:span><text:span text:style-name="T12">: Indicates the delay before and after Step run. The format is “start,validate,end”. “start” indicates the delay before Step. “validate” indicates the delay before Step validation.“after” indicates the delay after Step. Supported units are d(day), h(hour), m(minute), s(second). Example, “2s,0s,3s” means 2 seconds delay before Step, no delay before validation and 3 seconds after Step.</text:span></text:p>
        <text:p text:style-name="Default_20_Text"><text:span text:style-name="T7">failure(optional)</text:span><text:span text:style-name="T12">: Indicates the behavior when this Step run failure. The possible values are “continue” and “cancel”. ”continue” means continue to run next Step. “cancel” means cancel Step run, which will cause Setup, or Job, or Cleanup failure.</text:span></text:p>
        <text:p text:style-name="Default_20_Text"/>
        <text:p text:style-name="Default_20_Text">For more working examples of the configuration file, please refer to the appendix. </text:p>
        <text:h text:style-name="Heading_20_3" text:outline-level="3">Check the ProjectX Log Files</text:h>
        <text:p text:style-name="P14">During ProjectX running, log messages will be output to the screen and also the log files under log directory. Tester can look at the screen to know what happened. After runner, <text:s/>he can also check the log files under log directory to do more investigation.</text:p>
        <text:p text:style-name="P14"/>
        <text:h text:style-name="P67" text:outline-level="4">Toggle Switching</text:h>
        <text:p text:style-name="P14">Tester can turn off screen log messages at any time by pressing “enter” key. If “enter” key is pressed the second time, screen log messages will be turned on again. </text:p>
        <text:p text:style-name="P16">Note: Since there are lots of log messages from time to time output to the screen, after you press “enter” key, there may be seconds of delays. So please wait until you see below messages. </text:p>
        <text:p text:style-name="P45">Console logging is switched off.</text:p>
        <text:p text:style-name="P16">If you don't wait and press “enter” again, the screen log messages will be turned on again. </text:p>
        <text:p text:style-name="P14"/>
        <text:h text:style-name="P67" text:outline-level="4">Log Messages Format</text:h>
        <text:p text:style-name="Default_20_Text">The log messages have below format:</text:p>
        <text:p text:style-name="P18">DateTime Type Content</text:p>
        <text:p text:style-name="Default_20_Text"><text:span text:style-name="T8">DateTime</text:span> is in the format of YYYYMMDDhhmmssSSS. “YYYY” is the years. “MM” is the months. “DD” is the days. “hh” is the hours. “mm” is the minutes. “ss” is the seconds. “SSS” is the mili-seconds.</text:p>
        <text:p text:style-name="Default_20_Text"><text:span text:style-name="T8">Type</text:span> is the type of the messages. Below types are supported:</text:p>
        <text:p text:style-name="P18"><text:tab/>NORM <text:span text:style-name="T11">means normal and successful messages.</text:span></text:p>
        <text:p text:style-name="P18"><text:tab/>INFO <text:span text:style-name="T11">means informational messages.</text:span></text:p>
        <text:p text:style-name="P18"><text:tab/>WARN <text:span text:style-name="T11">means warning messages.</text:span></text:p>
        <text:p text:style-name="P18"><text:tab/>ERROR <text:span text:style-name="T11">means abnormal and error messages.</text:span></text:p>
        <text:p text:style-name="P18"><text:tab/>DEBUG <text:span text:style-name="T11">means debug messages.</text:span></text:p>
        <text:p text:style-name="P18">Content <text:span text:style-name="T11">contains the main content of the message.</text:span></text:p>
        <text:p text:style-name="P20">Below are two examples of the log messages:</text:p>
        <text:p text:style-name="P49">20130705133200643 NORM Directory /home/stone/mount3/pds3 is copied successfully.</text:p>
        <text:p text:style-name="P49">20130705133200644 DEBUG shell command:ls -ald /home/stone/mount3/ps1.</text:p>
        <text:h text:style-name="P67" text:outline-level="4">Log Files Layout<text:span text:style-name="T13"> <text:s text:c="56"/></text:span></text:h>
        <text:p text:style-name="P14">For each run of ProjectX, a folder named with the running date time of ProjectX will be created to record log messages.</text:p>
        <text:p text:style-name="P14">Under this folder, log messages are structured and categorized by the components. On different level, under different components, there will be different log files named “log.txt”. If there's any error messages generated during ProjectX running, one extra log file named “errors.txt” under root folder will be generated to record the error messages. </text:p>
        <text:p text:style-name="P14"/>
        <text:p text:style-name="P14">Below is an example log files folder:</text:p>
        <text:p text:style-name="P48">stone@stone:~/result$ tree 20130705133011</text:p>
        <text:p text:style-name="P48">20130705133011</text:p>
        <text:p text:style-name="P48">|-- errors.txt</text:p>
        <text:p text:style-name="P48">|-- log.txt</text:p>
        <text:p text:style-name="P48">|-- proc1</text:p>
        <text:p text:style-name="P48">| <text:s text:c="2"/>|-- Cleanup</text:p>
        <text:p text:style-name="P48">| <text:s text:c="2"/>| <text:s text:c="2"/>`-- log.txt</text:p>
        <text:p text:style-name="P48">| <text:s text:c="2"/>|-- job1</text:p>
        <text:p text:style-name="P48">| <text:s text:c="2"/>| <text:s text:c="2"/>`-- log.txt</text:p>
        <text:p text:style-name="P48">| <text:s text:c="2"/>|-- job2</text:p>
        <text:p text:style-name="P48">| <text:s text:c="2"/>| <text:s text:c="2"/>`-- log.txt</text:p>
        <text:p text:style-name="P48">| <text:s text:c="2"/>|-- log.txt</text:p>
        <text:p text:style-name="P48">| <text:s text:c="2"/>`-- Setup</text:p>
        <text:p text:style-name="P48">| <text:s text:c="6"/>`-- log.txt</text:p>
        <text:p text:style-name="P48">`-- proc2</text:p>
        <text:p text:style-name="P48"><text:s text:c="4"/>|-- job1</text:p>
        <text:p text:style-name="P48"><text:s text:c="4"/>| <text:s text:c="2"/>`-- log.txt</text:p>
        <text:p text:style-name="P48"><text:s text:c="4"/>|-- job2</text:p>
        <text:p text:style-name="P48"><text:s text:c="4"/>| <text:s text:c="2"/>`-- log.txt</text:p>
        <text:p text:style-name="P48"><text:s text:c="4"/>`-- log.txt</text:p>
        <text:h text:style-name="P60" text:outline-level="2">Stop ProjectX</text:h>
        <text:p text:style-name="Default_20_Text">If there's no endless job, ProjectX will stop after all jobs run finished. </text:p>
        <text:p text:style-name="Default_20_Text">If there's endless job, you can stop ProjectX in below ways:</text:p>
        <text:list xml:id="list27424964" text:style-name="L3">
          <text:list-item>
            <text:list>
              <text:list-item>
                <text:p text:style-name="P55">Press “Ctrl + C”, which will actually issues SIGTERM signal to ProjectX.</text:p>
              </text:list-item>
              <text:list-item>
                <text:p text:style-name="P55">Issue command “ps -ef | grep java” to get the process ID of ProjectX. Then issue command “kill &lt;The PID of ProjecX&gt;” to stop ProjectX.</text:p>
              </text:list-item>
            </text:list>
          </text:list-item>
        </text:list>
        <text:h text:style-name="P61" text:outline-level="2">Detecting Errors</text:h>
        <text:p text:style-name="P15">There are mainly two ways to validate if any error has occurred:</text:p>
        <text:list xml:id="list27442844" text:style-name="L4">
          <text:list-item>
            <text:p text:style-name="P56">Check if there's log message with type “ERROR” display on the screen.</text:p>
          </text:list-item>
          <text:list-item>
            <text:p text:style-name="P56">Check if there's a log file named “errors.txt” under the log directory.</text:p>
          </text:list-item>
        </text:list>
        <text:p text:style-name="P15"/>
        <text:h text:style-name="Heading_20_1" text:outline-level="1">Appendix</text:h>
        <text:h text:style-name="Heading_20_2" text:outline-level="2">Configuration File Examples</text:h>
        <text:h text:style-name="Heading_20_3" text:outline-level="3"><text:tab/>One Process, One Job</text:h>
        <text:p text:style-name="P46">&lt;?xml version="1.0"?&gt;</text:p>
        <text:p text:style-name="P46">&lt;ProjectX&gt;</text:p>
        <text:p text:style-name="P46"><text:s/>&lt;Setup&gt;</text:p>
        <text:p text:style-name="P46"><text:tab/>&lt;Step name="mount" parms="sh /u/wangzx/mount.sh" type="Exec"/&gt;</text:p>
        <text:p text:style-name="P46"><text:s/>&lt;/Setup&gt;</text:p>
        <text:p text:style-name="P46"><text:s text:c="2"/>&lt;Process name="proc1"&gt;</text:p>
        <text:p text:style-name="P46"><text:tab/>&lt;Setup&gt;</text:p>
        <text:p text:style-name="P46"><text:s text:c="4"/><text:tab/><text:tab/>&lt;Step name="step1" parms="/u/wangzx/mount1/folder" type="CreateDir"/&gt;</text:p>
        <text:p text:style-name="P46"><text:s text:c="2"/><text:tab/>&lt;/Setup&gt;</text:p>
        <text:p text:style-name="P46"><text:tab/>&lt;Job name="job1"&gt;</text:p>
        <text:p text:style-name="P46"><text:tab/><text:tab/>&lt;Step name="step1" parms="/u/wangzx/mount1/folder/file 100 10 10" type="CreateFile"/&gt;</text:p>
        <text:p text:style-name="P46"><text:s text:c="2"/><text:tab/>&lt;/Job&gt;</text:p>
        <text:p text:style-name="P46"><text:tab/>&lt;Cleanup&gt;</text:p>
        <text:p text:style-name="P46"><text:s text:c="4"/><text:tab/><text:tab/>&lt;Step name="step1" parms="/u/wangzx/mount1/folder" type="DeleteFile"/&gt;</text:p>
        <text:p text:style-name="P46"><text:s text:c="4"/><text:tab/>&lt;/Cleanup&gt;</text:p>
        <text:p text:style-name="P46"><text:s text:c="2"/>&lt;/Process&gt;</text:p>
        <text:p text:style-name="P46"><text:s text:c="2"/>&lt;Cleanup&gt;</text:p>
        <text:p text:style-name="P46"><text:tab/>&lt;Step name="unmount" parms="sh /u/wangzx/unmount.sh" type="Exec"/&gt;</text:p>
        <text:p text:style-name="P46"><text:s text:c="2"/>&lt;/Cleanup&gt;</text:p>
        <text:p text:style-name="P46">&lt;/ProjectX&gt;</text:p>
        <text:p text:style-name="P46"/>
        <text:p text:style-name="P44"/>
        <text:p text:style-name="P42">ProjectX consists of Setup, Process, and Cleanup. Inside Setup, mount points are mounted through shell script. Inside Cleanup, mount points are unmounted. </text:p>
        <text:p text:style-name="P42">Process consists of Setup, Job and Cleanup. Inside Setup, /u/wangzx/mount1/folder is created. Inside Cleanup, /u/wangzx/mount1/folder is deleted.</text:p>
        <text:p text:style-name="P42">Job consists of one Step. It creates 10 files with file size 100 and random size 10. Random Size 10 means one random character will be used 10 times to fill file content. For example, 'a' will be used as 'aaaaaaaaaa' to fill file content.</text:p>
        <text:p text:style-name="P42"/>
        <text:p text:style-name="P42"/>
        <text:p text:style-name="P42"/>
        <text:p text:style-name="P42"/>
        <text:p text:style-name="P42"/>
        <text:p text:style-name="P42"/>
        <text:p text:style-name="P42"/>
        <text:p text:style-name="P42"/>
        <text:p text:style-name="P42"/>
        <text:p text:style-name="P42"/>
        <text:p text:style-name="P42"/>
        <text:h text:style-name="P58" text:outline-level="3"><text:tab/>Two Processes With Each Three Jobs</text:h>
        <text:p text:style-name="P40">&lt;?xml version="1.0"?&gt;</text:p>
        <text:p text:style-name="P40">&lt;ProjectX&gt;</text:p>
        <text:p text:style-name="P40"><text:tab/>&lt;Setup&gt;</text:p>
        <text:p text:style-name="P40"><text:tab/><text:tab/>&lt;Step name="mount" parms="sh /u/wangzx/mount.sh" type="Exec"/&gt;</text:p>
        <text:p text:style-name="P40"><text:tab/>&lt;/Setup&gt;</text:p>
        <text:p text:style-name="P40"><text:s text:c="2"/>&lt;Process name="proc1"&gt;</text:p>
        <text:p text:style-name="P40"><text:tab/>&lt;Setup&gt;</text:p>
        <text:p text:style-name="P40"><text:s text:c="4"/><text:tab/><text:tab/>&lt;Step name="step1" parms="/u/wangzx/mount1/folder1" type="CreateDir"/&gt;</text:p>
        <text:p text:style-name="P40"><text:tab/><text:tab/>&lt;Step name="step1" parms="/u/wangzx/mount1/folder2" type="CreateDir"/&gt;</text:p>
        <text:p text:style-name="P40"><text:tab/><text:tab/>&lt;Step name="step1" parms="/u/wangzx/mount1/folder3" type="CreateDir"/&gt;</text:p>
        <text:p text:style-name="P40"><text:s text:c="2"/><text:tab/>&lt;/Setup&gt;</text:p>
        <text:p text:style-name="P40"><text:tab/>&lt;Job name="job1"&gt;</text:p>
        <text:p text:style-name="P40"><text:tab/><text:tab/>&lt;Step name="step1" parms="/u/wangzx/mount1/folder1/file 100 10 10" type="CreateFile"/&gt;</text:p>
        <text:p text:style-name="P40"><text:s text:c="2"/><text:tab/>&lt;/Job&gt;</text:p>
        <text:p text:style-name="P40"><text:tab/>&lt;Job name="job2"&gt;</text:p>
        <text:p text:style-name="P40"><text:tab/><text:tab/>&lt;Step name="step1" parms="/u/wangzx/mount1/folder2/file 100 10 10" type="CreateFile"/&gt;</text:p>
        <text:p text:style-name="P40"><text:s text:c="2"/><text:tab/>&lt;/Job&gt;</text:p>
        <text:p text:style-name="P40"><text:tab/>&lt;Job name="job3"&gt;</text:p>
        <text:p text:style-name="P40"><text:tab/><text:tab/>&lt;Step name="step1" parms="/u/wangzx/mount1/folder3/file 100 10 10" type="CreateFile"/&gt;</text:p>
        <text:p text:style-name="P40"><text:s text:c="2"/><text:tab/>&lt;/Job&gt;</text:p>
        <text:p text:style-name="P40"><text:tab/>&lt;Cleanup&gt;</text:p>
        <text:p text:style-name="P40"><text:s text:c="4"/><text:tab/>&lt;Step name="step1" parms="/u/wangzx/mount1/folder*" type="DeleteFile"/&gt;</text:p>
        <text:p text:style-name="P40"><text:s text:c="4"/>&lt;/Cleanup&gt;</text:p>
        <text:p text:style-name="P40"><text:s text:c="2"/>&lt;/Process&gt;</text:p>
        <text:p text:style-name="P40"><text:s text:c="2"/>&lt;Process name="proc2"&gt;</text:p>
        <text:p text:style-name="P40"><text:tab/>&lt;Setup&gt;</text:p>
        <text:p text:style-name="P40"><text:s text:c="4"/><text:tab/><text:tab/>&lt;Step name="step1" parms="/u/wangzx/mount2/folder1" type="CreateDir"/&gt;</text:p>
        <text:p text:style-name="P40"><text:tab/><text:tab/>&lt;Step name="step1" parms="/u/wangzx/mount2/folder2" type="CreateDir"/&gt;</text:p>
        <text:p text:style-name="P40"><text:tab/><text:tab/>&lt;Step name="step1" parms="/u/wangzx/mount2/folder3" type="CreateDir"/&gt;</text:p>
        <text:p text:style-name="P40"><text:s text:c="2"/><text:tab/>&lt;/Setup&gt;</text:p>
        <text:p text:style-name="P40"><text:tab/>&lt;Job name="job1"&gt;</text:p>
        <text:p text:style-name="P40"><text:tab/><text:tab/>&lt;Step name="step1" parms="/u/wangzx/mount2/folder1/file 100 10 10" type="CreateFile"/&gt;</text:p>
        <text:p text:style-name="P40"><text:s text:c="2"/><text:tab/>&lt;/Job&gt;</text:p>
        <text:p text:style-name="P40"><text:tab/>&lt;Job name="job2"&gt;</text:p>
        <text:p text:style-name="P40"><text:tab/><text:tab/>&lt;Step name="step1" parms="/u/wangzx/mount2/folder2/file 100 10 10" type="CreateFile"/&gt;</text:p>
        <text:p text:style-name="P40"><text:s text:c="2"/><text:tab/>&lt;/Job&gt;</text:p>
        <text:p text:style-name="P40"><text:tab/>&lt;Job name="job3"&gt;</text:p>
        <text:p text:style-name="P40"><text:tab/><text:tab/>&lt;Step name="step1" parms="/u/wangzx/mount2/folder3/file 100 10 10" type="CreateFile"/&gt;</text:p>
        <text:p text:style-name="P40"><text:s text:c="2"/><text:tab/>&lt;/Job&gt;</text:p>
        <text:p text:style-name="P40"><text:tab/>&lt;Cleanup&gt;</text:p>
        <text:p text:style-name="P40"><text:s text:c="4"/><text:tab/>&lt;Step name="step1" parms="/u/wangzx/mount2/folder*" type="DeleteFile"/&gt;</text:p>
        <text:p text:style-name="P40"><text:s text:c="4"/>&lt;/Cleanup&gt;</text:p>
        <text:p text:style-name="P40"><text:s text:c="2"/>&lt;/Process&gt;</text:p>
        <text:p text:style-name="P40"><text:s text:c="2"/>&lt;Cleanup&gt;</text:p>
        <text:p text:style-name="P40"><text:tab/>&lt;Step name="unmount" parms="sh /u/wangzx/unmount.sh" type="Exec"/&gt;</text:p>
        <text:p text:style-name="P40"><text:s/><text:tab/>&lt;/Cleanup&gt;</text:p>
        <text:p text:style-name="P40">&lt;/ProjectX&gt;</text:p>
        <text:p text:style-name="Default_20_Text"/>
        <text:p text:style-name="Default_20_Text">This example is similar with the previous one with just increasing the stress. There are two processes defined here. Process 1 does file operations on mount1. Process 2 does file operations on mount2. Each process contains three concurrent jobs running. Each job create 10 files under specific file folders.</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h text:style-name="P58" text:outline-level="3"><text:tab/>Endless Job</text:h>
        <text:p text:style-name="P49">&lt;?xml version="1.0"?&gt;</text:p>
        <text:p text:style-name="P49">&lt;ProjectX&gt;</text:p>
        <text:p text:style-name="P49"><text:s text:c="2"/>&lt;Setup&gt;</text:p>
        <text:p text:style-name="P49"><text:tab/>&lt;Step name="mount" parms="sh /u/wangzx/mount.sh" type="Exec"/&gt;</text:p>
        <text:p text:style-name="P49"><text:s text:c="2"/>&lt;/Setup&gt;</text:p>
        <text:p text:style-name="P49"><text:s text:c="2"/>&lt;Process name="proc1"&gt;</text:p>
        <text:p text:style-name="P49"><text:tab/>&lt;Job name="job1" loop="-1"&gt;</text:p>
        <text:p text:style-name="P49"><text:tab/><text:tab/>&lt;Step name="step1" parms="/u/wangzx/mount1/srcdir" type="CreateDir"/&gt;</text:p>
        <text:p text:style-name="P49"><text:tab/><text:tab/>&lt;Step name="step2" parms="/u/wangzx/mount1/dstdir" type="CreateDir"/&gt;</text:p>
        <text:p text:style-name="P49"><text:tab/><text:tab/>&lt;Step name="step3" parms="/u/wangzx/mount1/srcdir/file 100 10 10" type="CreateFile"/&gt;</text:p>
        <text:p text:style-name="P49"><text:tab/><text:tab/>&lt;Step name="step4" parms="/u/wangzx/mount1/srcdir/* /u/wangzx/mount1/dstdir" type="CopyFile"/&gt;</text:p>
        <text:p text:style-name="P49"><text:tab/><text:tab/>&lt;Step name="step5" parms="/u/wangzx/mount1/dstdir/file*" type="DeleteFile"/&gt;</text:p>
        <text:p text:style-name="P49"><text:tab/><text:tab/>&lt;Step name="step6" parms="/u/wangzx/mount1/srcdir/file*" type="DeleteFile"/&gt;</text:p>
        <text:p text:style-name="P49"><text:tab/><text:tab/>&lt;Step name="step7" parms="/u/wangzx/mount1/dstdir" type="DeleteFile"/&gt;</text:p>
        <text:p text:style-name="P49"><text:tab/><text:tab/>&lt;Step name="step8" parms="/u/wangzx/mount1/srcdir" type="DeleteFile"/&gt;</text:p>
        <text:p text:style-name="P49"><text:s text:c="2"/><text:tab/>&lt;/Job&gt;</text:p>
        <text:p text:style-name="P49"><text:s text:c="2"/>&lt;/Process&gt;</text:p>
        <text:p text:style-name="P49"><text:s text:c="2"/>&lt;Cleanup&gt;</text:p>
        <text:p text:style-name="P49"><text:tab/>&lt;Step name="unmount" parms="sh /u/wangzx/unmount.sh" type="Exec"/&gt;</text:p>
        <text:p text:style-name="P49"><text:s text:c="2"/>&lt;/Cleanup&gt;</text:p>
        <text:p text:style-name="P49">&lt;/ProjectX&gt;</text:p>
        <text:p text:style-name="Default_20_Text"/>
        <text:p text:style-name="Default_20_Text">Job can be specify to run how many times through attribute “loop”. If you specify loop=”-1”, it means run forever. Job1 here does many steps of works.</text:p>
        <text:p text:style-name="Default_20_Text">Step1: Create directory /u/wangzx/mount1/srcdir</text:p>
        <text:p text:style-name="Default_20_Text">Step2: Create directory /u/wangzx/mount1/dstdir</text:p>
        <text:p text:style-name="Default_20_Text">Step3: Create 10 files under /u/wangzx/mount1/srcdir</text:p>
        <text:p text:style-name="Default_20_Text">Step4: Copy the files under /u/wangzx/mount1/srcdir to /u/wangzx/mount1/dstdir</text:p>
        <text:p text:style-name="Default_20_Text">Step5: Delete files matching “file*” under /u/wangzx/mount1/dstdir</text:p>
        <text:p text:style-name="Default_20_Text">Step6: Delete files matching “file*” under /u/wangzx/mount1/srcdir</text:p>
        <text:p text:style-name="Default_20_Text">Step7: Delete directory /u/wangzx/mount1/dstdir</text:p>
        <text:p text:style-name="Default_20_Text">Step8: Delete directory /u/wangzx/mount1/srcdir</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h text:style-name="P58" text:outline-level="3"><text:tab/>Endless Job With ProjectX Limited Duration</text:h>
        <text:p text:style-name="P41">&lt;?xml version="1.0"?&gt;</text:p>
        <text:p text:style-name="P41">&lt;ProjectX duration="10m" end="2013-07-02T18:00:00"&gt;</text:p>
        <text:p text:style-name="P41"><text:s text:c="2"/>&lt;Setup&gt;</text:p>
        <text:p text:style-name="P41"><text:tab/>&lt;Step name="mount" parms="sh /u/wangzx/mount.sh" type="Exec"/&gt;</text:p>
        <text:p text:style-name="P41"><text:s text:c="2"/>&lt;/Setup&gt;</text:p>
        <text:p text:style-name="P41"><text:s text:c="2"/>&lt;Process name="proc1"&gt;</text:p>
        <text:p text:style-name="P41"><text:tab/>&lt;Job name="job1" loop="-1"&gt;</text:p>
        <text:p text:style-name="P41"><text:tab/><text:tab/>&lt;Step name="step1" parms="/u/wangzx/mount1/srcdir" type="CreateDir"/&gt;</text:p>
        <text:p text:style-name="P41"><text:tab/><text:tab/>&lt;Step name="step2" parms="/u/wangzx/mount1/dstdir" type="CreateDir"/&gt;</text:p>
        <text:p text:style-name="P41"><text:tab/><text:tab/>&lt;Step name="step3" parms="/u/wangzx/mount1/srcdir/file 100 10 10" type="CreateFile"/&gt;</text:p>
        <text:p text:style-name="P41"><text:tab/><text:tab/>&lt;Step name="step4" parms="/u/wangzx/mount1/srcdir/* /u/wangzx/mount1/dstdir" type="CopyFile"/&gt;</text:p>
        <text:p text:style-name="P41"><text:tab/><text:tab/>&lt;Step name="step5" parms="/u/wangzx/mount1/dstdir/file*" type="DeleteFile"/&gt;</text:p>
        <text:p text:style-name="P41"><text:tab/><text:tab/>&lt;Step name="step6" parms="/u/wangzx/mount1/srcdir/file*" type="DeleteFile"/&gt;</text:p>
        <text:p text:style-name="P41"><text:tab/><text:tab/>&lt;Step name="step7" parms="/u/wangzx/mount1/dstdir" type="DeleteFile"/&gt;</text:p>
        <text:p text:style-name="P41"><text:tab/><text:tab/>&lt;Step name="step8" parms="/u/wangzx/mount1/srcdir" type="DeleteFile"/&gt;</text:p>
        <text:p text:style-name="P41"><text:s text:c="2"/><text:tab/>&lt;/Job&gt;</text:p>
        <text:p text:style-name="P41"><text:s text:c="2"/>&lt;/Process&gt;</text:p>
        <text:p text:style-name="P41"><text:s text:c="2"/>&lt;Cleanup&gt;</text:p>
        <text:p text:style-name="P41"><text:tab/>&lt;Step name="unmount" parms="sh /u/wangzx/unmount.sh" type="Exec"/&gt;</text:p>
        <text:p text:style-name="P41"><text:s text:c="2"/>&lt;/Cleanup&gt;</text:p>
        <text:p text:style-name="P41">&lt;/ProjectX&gt;</text:p>
        <text:p text:style-name="Default_20_Text"/>
        <text:p text:style-name="Default_20_Text">This example is similar with the previous one with additionally putting a duration limit on ProjectX. ProjectX will not run forever in this example. Attribute “duration” of ProjectX limits it only run for 10 minutes. Attribute “end” of ProjectX limits it run no later than 2013/07/02 6:00 pm. </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h text:style-name="P58" text:outline-level="3"><text:tab/>Working on MVS Datasets</text:h>
        <text:p text:style-name="P47">&lt;?xml version="1.0"?&gt;</text:p>
        <text:p text:style-name="P47">&lt;ProjectX&gt;</text:p>
        <text:p text:style-name="P47"><text:s text:c="2"/>&lt;Setup&gt;</text:p>
        <text:p text:style-name="P47"><text:tab/>&lt;Step name="mount" parms="sh /u/wangzx/mount.sh" type="Exec"/&gt;</text:p>
        <text:p text:style-name="P47"><text:s text:c="2"/>&lt;/Setup&gt;</text:p>
        <text:p text:style-name="P47"><text:s text:c="2"/>&lt;Process name="proc1"&gt;</text:p>
        <text:p text:style-name="P47"><text:tab/>&lt;Job name="job1"&gt;</text:p>
        <text:p text:style-name="P47"><text:tab/><text:tab/>&lt;Step name="step1" parms="/u/wangzx/mount1/ps,dsorg(ps)" type="CreateFile"/&gt;</text:p>
        <text:p text:style-name="P47"><text:tab/><text:tab/>&lt;Step name="step2" parms="/u/wangzx/mount1/da,dsorg(da)" type="CreateFile"/&gt;</text:p>
        <text:p text:style-name="P47"><text:tab/><text:tab/>&lt;Step name="step3" parms="/u/wangzx/mount1/pds,dsntype(pds)" type="CreateDir"/&gt;</text:p>
        <text:p text:style-name="P47"><text:tab/><text:tab/>&lt;Step name="step4" parms="/u/wangzx/mount1/pds/m 100 10 10" type="CreateFile"/&gt;</text:p>
        <text:p text:style-name="P47"><text:tab/><text:tab/>&lt;Step name="step5" parms="/u/wangzx/mount1/pdse,dsntype(library)" type="CreateDir"/&gt;</text:p>
        <text:p text:style-name="P47"><text:tab/><text:tab/>&lt;Step name="step6" parms="/u/wangzx/mount1/pdse/m 100 10 10" type="CreateFile"/&gt;</text:p>
        <text:p text:style-name="P47"><text:tab/><text:tab/>&lt;Step name="step7" parms="/u/wangzx/mount1/ps /u/wangzx/mount2/ps,dsorg(ps)" type="CopyFile"/&gt;</text:p>
        <text:p text:style-name="P47"><text:tab/><text:tab/>&lt;Step name="step8" parms="/u/wangzx/mount1/da /u/wangzx/mount2/da,dsorg(da)" type="CopyFile"/&gt;</text:p>
        <text:p text:style-name="P47"><text:tab/><text:tab/>&lt;Step name="step9" parms="/u/wangzx/mount1/pds /u/wangzx/mount2/pds,dsntype(pds)" type="CopyFile"/&gt;</text:p>
        <text:p text:style-name="P47"><text:tab/><text:tab/>&lt;Step name="step10" parms="/u/wangzx/mount1/pdse /u/wangzx/mount2/pdse,dsntype(library)" type="CopyFile"/&gt;</text:p>
        <text:p text:style-name="P47"><text:tab/><text:tab/>&lt;Step name="step11" parms="/u/wangzx/mount1/ps" type="DeleteFile"/&gt;</text:p>
        <text:p text:style-name="P47"><text:tab/><text:tab/>&lt;Step name="step12" parms="/u/wangzx/mount1/da" type="DeleteFile"/&gt;</text:p>
        <text:p text:style-name="P47"><text:tab/><text:tab/>&lt;Step name="step13" parms="/u/wangzx/mount1/pds" type="DeleteFile"/&gt;</text:p>
        <text:p text:style-name="P47"><text:tab/><text:tab/>&lt;Step name="step14" parms="/u/wangzx/mount1/pdse" type="DeleteFile"/&gt;</text:p>
        <text:p text:style-name="P47"><text:tab/><text:tab/>&lt;Step name="step15" parms="/u/wangzx/mount2/ps" type="DeleteFile"/&gt;</text:p>
        <text:p text:style-name="P47"><text:tab/><text:tab/>&lt;Step name="step16" parms="/u/wangzx/mount2/da" type="DeleteFile"/&gt;</text:p>
        <text:p text:style-name="P47"><text:tab/><text:tab/>&lt;Step name="step17" parms="/u/wangzx/mount2/pds" type="DeleteFile"/&gt;</text:p>
        <text:p text:style-name="P47"><text:tab/><text:tab/>&lt;Step name="step18" parms="/u/wangzx/mount2/pdse" type="DeleteFile"/&gt;</text:p>
        <text:p text:style-name="P47"><text:s text:c="2"/><text:tab/>&lt;/Job&gt;</text:p>
        <text:p text:style-name="P47"><text:s text:c="2"/>&lt;/Process&gt;</text:p>
        <text:p text:style-name="P47"><text:s text:c="2"/>&lt;Cleanup&gt;</text:p>
        <text:p text:style-name="P47"><text:tab/>&lt;Step name="unmount" parms="sh /u/wangzx/unmount.sh" type="Exec"/&gt;</text:p>
        <text:p text:style-name="P47"><text:s text:c="2"/>&lt;/Cleanup&gt;</text:p>
        <text:p text:style-name="P47">&lt;/ProjectX&gt;</text:p>
        <text:p text:style-name="Default_20_Text"/>
        <text:p text:style-name="Default_20_Text">For HFS,zFS datasets, you can treat them just like normal files and directories. For MVS datasets, you can append the dataset attributes after file or directory name separated by “,”. For example, "/u/wangzx/mount1/ps,dsorg(ps)", after file name “ps”, the attribute “dsorg(ps)” is defined. </text:p>
        <text:p text:style-name="Default_20_Text">In this example, Job1 contains lots of steps:</text:p>
        <text:p text:style-name="Default_20_Text">Step1: Create PS dataset.</text:p>
        <text:p text:style-name="Default_20_Text">Step2: Create DA dataset.</text:p>
        <text:p text:style-name="Default_20_Text">Step3: Create PDS dataset.</text:p>
        <text:p text:style-name="Default_20_Text">Step4: Create 10 members with each size 100 under PDS datasets.</text:p>
        <text:p text:style-name="Default_20_Text">Step5: Create PDSE dataset.</text:p>
        <text:p text:style-name="Default_20_Text">Step6: Create 10 members with each size 100 under PDSE datasets.</text:p>
        <text:p text:style-name="Default_20_Text">Step7: Copy PS dataset from mount1 to mount2.</text:p>
        <text:p text:style-name="Default_20_Text">Step8: Copy DA dataset from mount1 to mount2.</text:p>
        <text:p text:style-name="Default_20_Text">Step9: Copy PDS dataset from mount1 to mount2.</text:p>
        <text:p text:style-name="Default_20_Text">Step10: Copy PDSE dataset from mount1 to mount2.</text:p>
        <text:p text:style-name="Default_20_Text">Step11: Delete PS dataset under mount1.</text:p>
        <text:p text:style-name="Default_20_Text">Step12: Delete DA dataset under mount1.</text:p>
        <text:p text:style-name="Default_20_Text">Step13: Delete PDS dataset under mount1.</text:p>
        <text:p text:style-name="Default_20_Text">Step14: Delete PDSE dataset under mount1.</text:p>
        <text:p text:style-name="Default_20_Text">Step15: Delete PS dataset under mount2.</text:p>
        <text:p text:style-name="Default_20_Text">Step16: Delete DA dataset under mount2.</text:p>
        <text:p text:style-name="Default_20_Text">Step17: Delete PDS dataset under mount2.</text:p>
        <text:p text:style-name="Default_20_Text">Step18: Delete PDSE dataset under mount2.</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h text:style-name="P58" text:outline-level="3"><text:tab/>Using Ex steps</text:h>
        <text:p text:style-name="P47">&lt;?xml version="1.0"?&gt;</text:p>
        <text:p text:style-name="P47">&lt;ProjectX&gt;</text:p>
        <text:p text:style-name="P47"><text:s text:c="2"/>&lt;Settings&gt;</text:p>
        <text:p text:style-name="P47"><text:s text:c="2"/><text:tab/>&lt;Account&gt;stone&lt;/Account&gt;</text:p>
        <text:p text:style-name="P47"><text:s text:c="2"/><text:tab/>&lt;Password&gt;123456&lt;/Password&gt;</text:p>
        <text:p text:style-name="P47"><text:tab/>&lt;ShellPrompt&gt;$&lt;/ShellPrompt&gt;</text:p>
        <text:p text:style-name="P47"><text:s text:c="2"/>&lt;/Settings&gt;</text:p>
        <text:p text:style-name="P47"><text:s text:c="2"/>&lt;Setup&gt;</text:p>
        <text:p text:style-name="P47"><text:tab/>&lt;Step name="mount" parms="sh /u/wangzx/mount.sh" type="Exec"/&gt;</text:p>
        <text:p text:style-name="P47"><text:s text:c="2"/>&lt;/Setup&gt;</text:p>
        <text:p text:style-name="P47"><text:s text:c="2"/>&lt;Process name="proc1"&gt;</text:p>
        <text:p text:style-name="P47"><text:tab/>&lt;Job name="job1"&gt;</text:p>
        <text:p text:style-name="P47"><text:tab/><text:tab/>&lt;Step name="step1" parms="/u/wangzx/mount1/ps,dsorg(ps)" type="CreateFileEx"/&gt;</text:p>
        <text:p text:style-name="P47"><text:tab/><text:tab/>&lt;Step name="step2" parms="/u/wangzx/mount1/da,dsorg(da)" type="CreateFileEx"/&gt;</text:p>
        <text:p text:style-name="P47"><text:tab/><text:tab/>&lt;Step name="step3" parms="/u/wangzx/mount1/pds,dsntype(pds)" type="CreateDirEx"/&gt;</text:p>
        <text:p text:style-name="P47"><text:tab/><text:tab/>&lt;Step name="step4" parms="/u/wangzx/mount1/pds/m 100 10 10" type="CreateFileEx"/&gt;</text:p>
        <text:p text:style-name="P47"><text:tab/><text:tab/>&lt;Step name="step5" parms="/u/wangzx/mount1/pdse,dsntype(library)" type="CreateDirEx"/&gt;</text:p>
        <text:p text:style-name="P47"><text:tab/><text:tab/>&lt;Step name="step6" parms="/u/wangzx/mount1/pdse/m 100 10 10" type="CreateFileEx"/&gt;</text:p>
        <text:p text:style-name="P47"><text:tab/><text:tab/>&lt;Step name="step7" parms="/u/wangzx/mount1/ps /u/wangzx/mount2/ps,dsorg(ps)" type="CopyFileEx"/&gt;</text:p>
        <text:p text:style-name="P47"><text:tab/><text:tab/>&lt;Step name="step8" parms="/u/wangzx/mount1/da /u/wangzx/mount2/da,dsorg(da)" type="CopyFileEx"/&gt;</text:p>
        <text:p text:style-name="P47"><text:tab/><text:tab/>&lt;Step name="step9" parms="/u/wangzx/mount1/pds /u/wangzx/mount2/pds,dsntype(pds)" type="CopyFileEx"/&gt;</text:p>
        <text:p text:style-name="P47"><text:tab/><text:tab/>&lt;Step name="step10" parms="/u/wangzx/mount1/pdse /u/wangzx/mount2/pdse,dsntype(library)" type="CopyFileEx"/&gt;</text:p>
        <text:p text:style-name="P47"><text:tab/><text:tab/>&lt;Step name="step11" parms="/u/wangzx/mount1/ps" type="DeleteFileEx"/&gt;</text:p>
        <text:p text:style-name="P47"><text:tab/><text:tab/>&lt;Step name="step12" parms="/u/wangzx/mount1/da" type="DeleteFileEx"/&gt;</text:p>
        <text:p text:style-name="P47"><text:tab/><text:tab/>&lt;Step name="step13" parms="/u/wangzx/mount1/pds" type="DeleteFileEx"/&gt;</text:p>
        <text:p text:style-name="P47"><text:tab/><text:tab/>&lt;Step name="step14" parms="/u/wangzx/mount1/pdse" type="DeleteFileEx"/&gt;</text:p>
        <text:p text:style-name="P47"><text:tab/><text:tab/>&lt;Step name="step15" parms="/u/wangzx/mount2/ps" type="DeleteFileEx"/&gt;</text:p>
        <text:p text:style-name="P47"><text:tab/><text:tab/>&lt;Step name="step16" parms="/u/wangzx/mount2/da" type="DeleteFileEx"/&gt;</text:p>
        <text:p text:style-name="P47"><text:tab/><text:tab/>&lt;Step name="step17" parms="/u/wangzx/mount2/pds" type="DeleteFileEx"/&gt;</text:p>
        <text:p text:style-name="P47"><text:tab/><text:tab/>&lt;Step name="step18" parms="/u/wangzx/mount2/pdse" type="DeleteFileEx"/&gt;</text:p>
        <text:p text:style-name="P47"><text:s text:c="2"/><text:tab/>&lt;/Job&gt;</text:p>
        <text:p text:style-name="P47"><text:s text:c="2"/>&lt;/Process&gt;</text:p>
        <text:p text:style-name="P47"><text:s text:c="2"/>&lt;Cleanup&gt;</text:p>
        <text:p text:style-name="P47"><text:tab/>&lt;Step name="unmount" parms="sh /u/wangzx/unmount.sh" type="Exec"/&gt;</text:p>
        <text:p text:style-name="P47"><text:s text:c="2"/>&lt;/Cleanup&gt;</text:p>
        <text:p text:style-name="P47">&lt;/ProjectX&gt;</text:p>
        <text:p text:style-name="Default_20_Text">This example works the same functionality as the previous example. In this example, Ex steps are used instead. For example, CreateFileEx is used instead of CreateFile, CreateDirEx is used instead of CreateDir. In your testing, you can use Ex steps or without Ex steps. You can also use them together in one configuration file. </text:p>
        <text:p text:style-name="Default_20_Text">Note: Ex steps are implemented using shell command. For CreateFileEx step, in order to use “vi” or “cat” to create file, a telnet session on local host must be established. So below information is always needed for CreateFileEx step:</text:p>
        <text:p text:style-name="P47"><text:s text:c="2"/>&lt;Settings&gt;</text:p>
        <text:p text:style-name="P47"><text:s text:c="2"/><text:tab/>&lt;Account&gt;stone&lt;/Account&gt;</text:p>
        <text:p text:style-name="P47"><text:s text:c="2"/><text:tab/>&lt;Password&gt;123456&lt;/Password&gt;</text:p>
        <text:p text:style-name="P47"><text:tab/>&lt;ShellPrompt&gt;$&lt;/ShellPrompt&gt;</text:p>
        <text:p text:style-name="P47"><text:s text:c="2"/>&lt;/Settings&gt;</text:p>
        <text:p text:style-name="Default_20_Text"/>
        <text:h text:style-name="P58" text:outline-level="3"><text:tab/>Step Failure Behavior</text:h>
        <text:p text:style-name="P47">&lt;?xml version="1.0"?&gt;</text:p>
        <text:p text:style-name="P47">&lt;ProjectX&gt;</text:p>
        <text:p text:style-name="P47"><text:s text:c="2"/>&lt;Process name="proc1"&gt;</text:p>
        <text:p text:style-name="P47"><text:tab/>&lt;Job name="job1"&gt;</text:p>
        <text:p text:style-name="P47"><text:tab/><text:tab/>&lt;Step name="step1" parms="/u/wangzx/mount1/nonexist1/file 1024" type="CreateFile"/&gt;</text:p>
        <text:p text:style-name="P47"><text:tab/><text:tab/>&lt;Step name="step2" parms="/u/wangzx/mount1/nonexist1/file /u/wangzx/mount2/" type="CopyFile"/&gt;</text:p>
        <text:p text:style-name="P47"><text:s text:c="2"/><text:tab/>&lt;/Job&gt;</text:p>
        <text:p text:style-name="P47"><text:tab/>&lt;Job name="job2"&gt;</text:p>
        <text:p text:style-name="P47"><text:tab/><text:tab/>&lt;Step name="step1" parms="/u/wangzx/mount1/nonexist2/file 1024" type="CreateFile" failure="cancel"/&gt;</text:p>
        <text:p text:style-name="P47"><text:tab/><text:tab/>&lt;Step name="step2" parms="/u/wangzx/mount1/nonexist2/file /u/wangzx/mount2/" type="CopyFile"/&gt;</text:p>
        <text:p text:style-name="P47"><text:s text:c="2"/><text:tab/>&lt;/Job&gt;</text:p>
        <text:p text:style-name="P47"><text:s text:c="2"/>&lt;/Process&gt;</text:p>
        <text:p text:style-name="P47">&lt;/ProjectX&gt;</text:p>
        <text:p text:style-name="Default_20_Text">In this example, the step1 of job1 will try to create a file under a non-exist directory, it will fail. Although step1 is failure, step2 will continue to run. This is the default behavior of step failure. </text:p>
        <text:p text:style-name="Default_20_Text">In this example, the step1 of job2 will do same operation as step1 of job1. After it's failure, the step2 will not run. Instead, job2 is ended. This behavior is defined by “failure=”cancel””. If you change the value of “failure” to “continue”, the behavior will be changed to the default behavior. </text:p>
        <text:p text:style-name="Default_20_Text">The attribute “failure” takes effect not only on the Steps of Job, but also on the Steps of Setup or the Steps of Cleanup.</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h text:style-name="P58" text:outline-level="3"><text:tab/>CreateLargeFile</text:h>
        <text:p text:style-name="P47">&lt;?xml version="1.0"?&gt;</text:p>
        <text:p text:style-name="P47">&lt;ProjectX&gt;</text:p>
        <text:p text:style-name="P47"><text:s text:c="2"/>&lt;Process name="proc1"&gt;</text:p>
        <text:p text:style-name="P47"><text:s text:c="6"/>&lt;Job name="job1"&gt;</text:p>
        <text:p text:style-name="P47"><text:s text:c="10"/>&lt;Step name="step1" parms="/u/wangzx/mount1/ps,lrecl(8202),dsorg(ps),dataclas(colin),storclas<text:line-break/>(ubsnfs),space(10000,10000) 100mb 2mb middle" type="CreateLargeFile"/&gt;</text:p>
        <text:p text:style-name="P47"><text:s text:c="10"/>&lt;Step name="step2" parms="/u/wangzx/largefile 100mb 2mb end 2 ContentVerify" type="CreateLargeFile"/&gt;</text:p>
        <text:p text:style-name="P47"><text:s text:c="6"/>&lt;/Job&gt;</text:p>
        <text:p text:style-name="P47"><text:s text:c="2"/>&lt;/Process&gt;</text:p>
        <text:p text:style-name="P47">&lt;/ProjectX&gt;</text:p>
        <text:p text:style-name="Default_20_Text">In this example, the step1 of job1 will create a large PS dataset with size 100mb. The created dataset will be filled content in the middle. The buffer size for each time of file writing is 2mb. The relevant MVS dataset attributes are provided to assure the storage space is large enough for the created dataset. </text:p>
        <text:p text:style-name="Default_20_Text">In this example, the step2 of job2 will create 2 <text:s/>large file ,each <text:s/>file <text:s/>size <text:s text:c="2"/>100mb. <text:s/>File name are 'largefile1' and 'largefile2', The created file will be filled content from the end. The buffer size for each time of file writing is 2mb. And the file content will be verified. </text:p>
        <text:p text:style-name="Default_20_Text"/>
        <text:h text:style-name="P58" text:outline-level="3"><text:tab/>CreateSparseFile</text:h>
        <text:p text:style-name="P47">&lt;?xml version="1.0"?&gt;</text:p>
        <text:p text:style-name="P47">&lt;ProjectX&gt;</text:p>
        <text:p text:style-name="P47"><text:s text:c="2"/>&lt;Process name="proc1"&gt;</text:p>
        <text:p text:style-name="P47"><text:s text:c="6"/>&lt;Job name="job1"&gt;</text:p>
        <text:p text:style-name="P47"><text:s text:c="10"/>&lt;Step name="step1" parms="/u/wangzx/mount1/ps,lrecl(8202),dsorg(ps),dataclas(colin),storclas<text:line-break/>(ubsnfs),space(10000,10000) 100mb 100 middle 1mb" type="CreateSparseFile"/&gt;</text:p>
        <text:p text:style-name="P47"><text:s text:c="10"/>&lt;Step name="step2" parms="/u/wangzx/sparsefile 100mb 100 end 1mb" type="CreateLargeFile"/&gt;</text:p>
        <text:p text:style-name="P47"><text:s text:c="6"/>&lt;/Job&gt;</text:p>
        <text:p text:style-name="P47"><text:s text:c="2"/>&lt;/Process&gt;</text:p>
        <text:p text:style-name="P47">&lt;/ProjectX&gt;</text:p>
        <text:p text:style-name="Default_20_Text">In this example, the step1 of job1 will create a PS dataset with size 100mb. The created dataset will be filled a hole in the middle. The hole size is 1mb. The content for each time of filling is 100 duplicate characters. The relevant MVS dataset attributes are provided to assure the storage space is large enough for the created dataset. </text:p>
        <text:p text:style-name="Default_20_Text">In this example, the step1 of job1 will create a sparse file with size 100mb. The created file will be filled a hole in the middle. The hole size is 1mb. The content for each time of filling is 100 duplicate characters. </text:p>
        <text:p text:style-name="Default_20_Text"><text:s/></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h text:style-name="Heading_20_2" text:outline-level="2">Reference Material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5">No</text:p>
              </table:table-cell>
              <table:table-cell table:style-name="Table9.A1" office:value-type="string">
                <text:p text:style-name="P5">Material</text:p>
              </table:table-cell>
              <table:table-cell table:style-name="Table9.C1" office:value-type="string">
                <text:p text:style-name="P5">Link</text:p>
              </table:table-cell>
            </table:table-row>
          </table:table-header-rows>
          <table:table-row table:style-name="Table9.1">
            <table:table-cell table:style-name="Table9.A2" office:value-type="string">
              <text:p text:style-name="P4">1</text:p>
            </table:table-cell>
            <table:table-cell table:style-name="Table9.A2" office:value-type="string">
              <text:p text:style-name="P3"/>
            </table:table-cell>
            <table:table-cell table:style-name="Table9.C2" office:value-type="string">
              <text:p text:style-name="P4"/>
            </table:table-cell>
          </table:table-row>
          <table:table-row table:style-name="Table9.1">
            <table:table-cell table:style-name="Table9.A2" office:value-type="string">
              <text:p text:style-name="P4">2</text:p>
            </table:table-cell>
            <table:table-cell table:style-name="Table9.A2" office:value-type="string">
              <text:p text:style-name="P3"/>
            </table:table-cell>
            <table:table-cell table:style-name="Table9.C2" office:value-type="string">
              <text:p text:style-name="P4"/>
            </table:table-cell>
          </table:table-row>
          <table:table-row table:style-name="Table9.1">
            <table:table-cell table:style-name="Table9.A2" office:value-type="string">
              <text:p text:style-name="P4">3</text:p>
            </table:table-cell>
            <table:table-cell table:style-name="Table9.A2" office:value-type="string">
              <text:p text:style-name="P4"/>
            </table:table-cell>
            <table:table-cell table:style-name="Table9.C2" office:value-type="string">
              <text:p text:style-name="P4"/>
            </table:table-cell>
          </table:table-row>
          <table:table-row table:style-name="Table9.1">
            <table:table-cell table:style-name="Table9.A2" office:value-type="string">
              <text:p text:style-name="P4">4</text:p>
            </table:table-cell>
            <table:table-cell table:style-name="Table9.A2" office:value-type="string">
              <text:p text:style-name="P4"/>
            </table:table-cell>
            <table:table-cell table:style-name="Table9.C2" office:value-type="string">
              <text:p text:style-name="P4"/>
            </table:table-cell>
          </table:table-row>
          <table:table-row table:style-name="Table9.1">
            <table:table-cell table:style-name="Table9.A2" office:value-type="string">
              <text:p text:style-name="P4">5</text:p>
            </table:table-cell>
            <table:table-cell table:style-name="Table9.A2" office:value-type="string">
              <text:p text:style-name="P4"/>
            </table:table-cell>
            <table:table-cell table:style-name="Table9.C2" office:value-type="string">
              <text:p text:style-name="P4"/>
            </table:table-cell>
          </table:table-row>
        </table:table>
        <text:p text:style-name="Default_20_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MS Mincho" svg:font-family="'MS Mincho', 'ＭＳ 明朝'" style:font-family-generic="modern"/>
    <style:font-face style:name="Consolas" svg:font-family="Consolas" style:font-family-generic="swiss" style:font-pitch="fixed"/>
    <style:font-face style:name="宋体" svg:font-family="宋体, SimSu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ed_20__28_var_29_" draw:display-name="Dashed (var)" draw:style="rect" draw:dots1="1" draw:dots1-length="197%" draw:distance="127%"/>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Default_20_Text" style:display-name="Default Text" style:family="paragraph" style:class="text">
      <style:paragraph-properties fo:margin-top="0in" fo:margin-bottom="0.0835in" fo:orphans="2" fo:widows="2" fo:hyphenation-ladder-count="no-limit" style:text-autospace="none" style:punctuation-wrap="simple" style:vertical-align="baseline" style:writing-mode="lr-tb"/>
      <style:text-properties style:use-window-font-color="true" style:font-name="Arial" fo:font-size="10pt" fo:language="en" fo:country="US" style:font-name-asian="宋体" style:font-size-asian="10pt" style:language-asian="zh" style:country-asian="CN" style:font-name-complex="Arial" style:font-size-complex="10pt" style:language-complex="ar" style:country-complex="SA" fo:hyphenate="false" fo:hyphenation-remain-char-count="2" fo:hyphenation-push-char-count="2"/>
    </style:style>
    <style:style style:name="Heading" style:family="paragraph" style:parent-style-name="Default_20_Text" style:next-style-name="Text_20_Body_20_Single" style:class="text">
      <style:paragraph-properties fo:margin-top="0.1665in" fo:margin-bottom="0.0417in" fo:text-align="end" style:justify-single-word="false"/>
      <style:text-properties fo:font-size="14pt" fo:font-weight="bold" style:letter-kerning="true" style:font-size-asian="14pt" style:font-weight-asian="bold"/>
    </style:style>
    <style:style style:name="Text_20_Body_20_Single" style:display-name="Text Body Single" style:family="paragraph" style:parent-style-name="Default_20_Text" style:class="text">
      <style:paragraph-properties fo:margin-top="0in" fo:margin-bottom="0.1492in"/>
    </style:style>
    <style:style style:name="List" style:family="paragraph" style:parent-style-name="Text_20_Body_20_Single" style:class="list">
      <style:text-properties style:font-name-complex="Lohit Hindi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Default_20_Text" style:class="index">
      <style:paragraph-properties text:number-lines="false" text:line-number="0"/>
      <style:text-properties style:font-name-complex="Lohit Hindi1"/>
    </style:style>
    <style:style style:name="Heading_20_1" style:display-name="Heading 1" style:family="paragraph" style:parent-style-name="Default_20_Text" style:next-style-name="Default_20_Text" style:default-outline-level="1" style:list-level="1">
      <style:paragraph-properties fo:margin-left="0.4528in" fo:margin-right="0in" fo:margin-top="0.0984in" fo:margin-bottom="0.0783in" fo:keep-together="always" fo:text-indent="-0.4528in" style:auto-text-indent="false" fo:break-before="page" fo:padding-left="0in" fo:padding-right="0in" fo:padding-top="0.0138in" fo:padding-bottom="0in" fo:border-left="none" fo:border-right="none" fo:border-top="0.0138in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Default_20_Text" style:next-style-name="Default_20_Text" style:default-outline-level="2" style:list-level="1">
      <style:paragraph-properties fo:margin-left="0.4528in" fo:margin-right="0in" fo:margin-top="0.2953in" fo:margin-bottom="0.0783in" fo:text-indent="-0.4528in" style:auto-text-indent="false" fo:padding-left="0in" fo:padding-right="0in" fo:padding-top="0.0138in" fo:padding-bottom="0in" fo:border-left="none" fo:border-right="none" fo:border-top="0.0071in solid #000000" fo:border-bottom="none" fo:keep-with-next="always"/>
      <style:text-properties fo:font-size="16pt" fo:font-weight="bold" style:font-size-asian="16pt" style:font-weight-asian="bold"/>
    </style:style>
    <style:style style:name="Heading_20_3" style:display-name="Heading 3" style:family="paragraph" style:parent-style-name="Default_20_Text" style:next-style-name="Default_20_Text" style:default-outline-level="3" style:list-level="1" style:class="text">
      <style:paragraph-properties fo:margin-left="0.5516in" fo:margin-right="0in" fo:margin-top="0.2953in" fo:margin-bottom="0.0783in" fo:text-indent="-0.5516in" style:auto-text-indent="false" fo:keep-with-next="always"/>
      <style:text-properties fo:font-size="14pt" fo:font-style="italic" fo:font-weight="bold" style:font-size-asian="14pt" style:font-style-asian="italic" style:font-weight-asian="bold"/>
    </style:style>
    <style:style style:name="Heading_20_4" style:display-name="Heading 4" style:family="paragraph" style:parent-style-name="Default_20_Text" style:next-style-name="Default_20_Text" style:default-outline-level="4" style:list-level="1" style:class="text">
      <style:paragraph-properties fo:margin-top="0.1665in" fo:margin-bottom="0.0417in" fo:keep-with-next="always"/>
      <style:text-properties fo:font-size="12pt" fo:font-weight="bold" style:font-size-asian="12pt" style:font-weight-asian="bold" style:font-style-complex="italic"/>
    </style:style>
    <style:style style:name="Heading_20_5" style:display-name="Heading 5" style:family="paragraph" style:parent-style-name="Default_20_Text" style:next-style-name="Default_20_Text" style:default-outline-level="5" style:list-level="1" style:class="text">
      <style:paragraph-properties fo:margin-top="0.1665in" fo:margin-bottom="0.0417in"/>
      <style:text-properties fo:font-size="11pt" fo:language="da" fo:country="DK" style:font-size-asian="11pt"/>
    </style:style>
    <style:style style:name="Heading_20_6" style:display-name="Heading 6" style:family="paragraph" style:parent-style-name="Default_20_Text" style:next-style-name="Default_20_Text" style:default-outline-level="6" style:list-level="1" style:class="text">
      <style:paragraph-properties fo:margin-top="0.1665in" fo:margin-bottom="0.0417in"/>
      <style:text-properties fo:font-size="11pt" fo:language="da" fo:country="DK" fo:font-style="italic" style:font-size-asian="11pt" style:font-style-asian="italic"/>
    </style:style>
    <style:style style:name="Heading_20_7" style:display-name="Heading 7" style:family="paragraph" style:parent-style-name="Default_20_Text" style:next-style-name="Default_20_Text" style:default-outline-level="7" style:list-level="1" style:class="text">
      <style:paragraph-properties fo:margin-top="0.1665in" fo:margin-bottom="0.0417in"/>
    </style:style>
    <style:style style:name="Heading_20_8" style:display-name="Heading 8" style:family="paragraph" style:parent-style-name="Default_20_Text" style:next-style-name="Default_20_Text" style:default-outline-level="8" style:list-level="1" style:class="text">
      <style:paragraph-properties fo:margin-top="0.1665in" fo:margin-bottom="0.0417in"/>
      <style:text-properties fo:font-style="italic" style:font-style-asian="italic"/>
    </style:style>
    <style:style style:name="Heading_20_9" style:display-name="Heading 9" style:family="paragraph" style:parent-style-name="Default_20_Text" style:next-style-name="Default_20_Text" style:default-outline-level="9" style:list-level="1" style:class="text">
      <style:paragraph-properties fo:margin-top="0.1665in" fo:margin-bottom="0.0417in"/>
      <style:text-properties fo:font-size="9pt" fo:font-style="italic" style:font-size-asian="9pt" style:font-style-asian="italic"/>
    </style:style>
    <style:style style:name="Header" style:family="paragraph" style:parent-style-name="Default_20_Text" style:class="extra">
      <style:paragraph-properties fo:padding-left="0in" fo:padding-right="0in" fo:padding-top="0in" fo:padding-bottom="0.0417in" fo:border-left="none" fo:border-right="none" fo:border-top="none" fo:border-bottom="0.0071in solid #000000">
        <style:tab-stops>
          <style:tab-stop style:position="3.2484in" style:type="center"/>
        </style:tab-stops>
      </style:paragraph-properties>
    </style:style>
    <style:style style:name="Footer" style:family="paragraph" style:parent-style-name="Default_20_Text" style:class="extra">
      <style:paragraph-properties fo:margin-top="0in" fo:margin-bottom="0in" fo:padding-left="0in" fo:padding-right="0in" fo:padding-top="0.0138in" fo:padding-bottom="0in" fo:border-left="none" fo:border-right="none" fo:border-top="0.0071in solid #000000" fo:border-bottom="none">
        <style:tab-stops>
          <style:tab-stop style:position="0.8862in"/>
          <style:tab-stop style:position="6.4972in" style:type="right"/>
        </style:tab-stops>
      </style:paragraph-properties>
      <style:text-properties fo:font-size="8pt" style:font-size-asian="8pt"/>
    </style:style>
    <style:style style:name="Contents_20_1" style:display-name="Contents 1" style:family="paragraph" style:parent-style-name="Default_20_Text" style:next-style-name="Default_20_Text" style:class="index">
      <style:paragraph-properties>
        <style:tab-stops>
          <style:tab-stop style:position="6.4965in"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Default_20_Text" style:next-style-name="Text_20_Body_20_Single">
      <style:paragraph-properties fo:margin-left="0.1965in" fo:margin-right="0in" fo:margin-top="0in" fo:margin-bottom="0in" fo:text-indent="0in" style:auto-text-indent="false"/>
      <style:text-properties fo:color="#0000ff" fo:font-style="italic" style:font-style-asian="italic"/>
    </style:style>
    <style:style style:name="Table_20_Text" style:display-name="Table Text" style:family="paragraph" style:parent-style-name="Text_20_Body_20_Single">
      <style:paragraph-properties fo:margin-left="0.0193in" fo:margin-right="0.0193in" fo:margin-top="0in" fo:margin-bottom="0in" fo:text-indent="0in" style:auto-text-indent="false"/>
    </style:style>
    <style:style style:name="Subtitle" style:family="paragraph" style:parent-style-name="Default_20_Text" style:next-style-name="Text_20_Body_20_Single" style:class="chapter">
      <style:paragraph-properties fo:margin-top="0in" fo:margin-bottom="0.0417in" fo:text-align="end" style:justify-single-word="false"/>
      <style:text-properties fo:font-size="12pt" fo:font-style="italic" style:font-size-asian="12pt" style:font-style-asian="italic"/>
    </style:style>
    <style:style style:name="Contents_20_2" style:display-name="Contents 2" style:family="paragraph" style:parent-style-name="Default_20_Text" style:next-style-name="Default_20_Text" style:class="index">
      <style:paragraph-properties fo:margin-left="0.139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Default_20_Text" style:next-style-name="Default_20_Text" style:class="index">
      <style:paragraph-properties fo:margin-left="0.278in" fo:margin-right="0in" fo:margin-top="0in" fo:margin-bottom="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Default_20_Text" style:next-style-name="Default_20_Text" style:class="index">
      <style:paragraph-properties fo:margin-left="0.41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left="0.5555in" fo:margin-right="0in" fo:margin-top="0in" fo:margin-bottom="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Default_20_Text" style:next-style-name="Default_20_Text" style:class="index">
      <style:paragraph-properties fo:margin-left="0.6945in" fo:margin-right="0in" fo:margin-top="0in" fo:margin-bottom="0in" fo:text-indent="0in" style:auto-text-indent="false">
        <style:tab-stops>
          <style:tab-stop style:position="6.4965in" style:type="right" style:leader-style="dotted" style:leader-text="."/>
        </style:tab-stops>
      </style:paragraph-properties>
    </style:style>
    <style:style style:name="Contents_20_7" style:display-name="Contents 7" style:family="paragraph" style:parent-style-name="Default_20_Text" style:next-style-name="Default_20_Text" style:class="index">
      <style:paragraph-properties fo:margin-left="0.8335in" fo:margin-right="0in" fo:margin-top="0in" fo:margin-bottom="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Default_20_Text" style:next-style-name="Default_20_Text" style:class="index">
      <style:paragraph-properties fo:margin-left="0.972in" fo:margin-right="0in" fo:margin-top="0in" fo:margin-bottom="0in" fo:text-indent="0in" style:auto-text-indent="false">
        <style:tab-stops>
          <style:tab-stop style:position="6.4965in" style:type="right" style:leader-style="dotted" style:leader-text="."/>
        </style:tab-stops>
      </style:paragraph-properties>
    </style:style>
    <style:style style:name="Contents_20_9" style:display-name="Contents 9" style:family="paragraph" style:parent-style-name="Default_20_Text" style:next-style-name="Default_20_Text" style:class="index">
      <style:paragraph-properties fo:margin-left="1.111in" fo:margin-right="0in" fo:margin-top="0in" fo:margin-bottom="0in" fo:text-indent="0in" style:auto-text-indent="false">
        <style:tab-stops>
          <style:tab-stop style:position="6.4965in" style:type="right" style:leader-style="dotted" style:leader-text="."/>
        </style:tab-stops>
      </style:paragraph-properties>
    </style:style>
    <style:style style:name="SubFooter" style:family="paragraph" style:parent-style-name="Footer">
      <style:paragraph-properties fo:padding="0in" fo:border="none"/>
      <style:text-properties fo:font-size="6pt" style:font-size-asian="6pt"/>
    </style:style>
    <style:style style:name="Heading_20_A" style:display-name="Heading A" style:family="paragraph" style:parent-style-name="Heading_20_1" style:default-outline-level="" style:list-style-name="">
      <style:paragraph-properties fo:margin-left="0.4528in" fo:margin-right="0in" fo:margin-top="0in" fo:margin-bottom="0in" fo:text-indent="-0.4528in" style:auto-text-indent="false"/>
    </style:style>
    <style:style style:name="Heading_20_B" style:display-name="Heading B" style:family="paragraph" style:parent-style-name="Heading_20_2" style:default-outline-level="" style:list-style-name="">
      <style:paragraph-properties fo:margin-left="0.4528in" fo:margin-right="0in" fo:margin-top="0in" fo:margin-bottom="0in" fo:text-indent="-0.4528in" style:auto-text-indent="false"/>
    </style:style>
    <style:style style:name="Heading_20_C" style:display-name="Heading C" style:family="paragraph" style:parent-style-name="Heading_20_3" style:default-outline-level="" style:list-style-name="">
      <style:paragraph-properties fo:margin-left="0.5516in" fo:margin-right="0in" fo:margin-top="0in" fo:margin-bottom="0in" fo:text-indent="-0.5516in" style:auto-text-indent="false"/>
    </style:style>
    <style:style style:name="Editor_27_s_20_comments" style:display-name="Editor's comments" style:family="paragraph" style:parent-style-name="Default_20_Text">
      <style:text-properties fo:color="#ff0000" fo:font-weight="bold" style:font-weight-asian="bold" style:font-weight-complex="bold"/>
    </style:style>
    <style:style style:name="Reader_27_s_20_comments" style:display-name="Reader's comments" style:family="paragraph" style:parent-style-name="Default_20_Text">
      <style:text-properties fo:color="#cc00cc" fo:font-style="italic" style:font-style-asian="italic" style:font-style-complex="italic"/>
    </style:style>
    <style:style style:name="文档结构图" style:family="paragraph" style:parent-style-name="Default_20_Text">
      <style:paragraph-properties fo:background-color="#000080">
        <style:background-image/>
      </style:paragraph-properties>
      <style:text-properties style:font-name="Tahoma" style:font-name-complex="Tahoma"/>
    </style:style>
    <style:style style:name="题注" style:family="paragraph" style:parent-style-name="Default_20_Text" style:next-style-name="Default_20_Text">
      <style:paragraph-properties fo:margin-top="0.0835in" fo:margin-bottom="0.0835in" fo:text-align="justify" style:justify-single-word="false" fo:keep-together="always" style:text-autospace="ideograph-alpha" style:punctuation-wrap="hanging" style:vertical-align="auto"/>
      <style:text-properties fo:font-weight="bold" style:font-weight-asian="bold" style:font-name-complex="Arial" style:font-weight-complex="bold"/>
    </style:style>
    <style:style style:name="Footnote" style:family="paragraph" style:parent-style-name="Default_20_Text" style:class="extra">
      <style:paragraph-properties fo:margin-left="0.4917in" fo:margin-right="0in" fo:margin-top="0in" fo:margin-bottom="0.1492in" fo:text-indent="-0.4917in" style:auto-text-indent="false" style:punctuation-wrap="hanging" style:vertical-align="auto"/>
      <style:text-properties style:font-name-complex="Arial"/>
    </style:style>
    <style:style style:name="批注文字" style:family="paragraph" style:parent-style-name="Default_20_Text"/>
    <style:style style:name="批注主题" style:family="paragraph" style:parent-style-name="批注文字" style:next-style-name="批注文字">
      <style:text-properties fo:font-weight="bold" style:font-weight-asian="bold" style:font-weight-complex="bold"/>
    </style:style>
    <style:style style:name="批注框文本" style:family="paragraph" style:parent-style-name="Default_20_Text">
      <style:text-properties style:font-name="Tahoma" fo:font-size="8pt" style:font-size-asian="8pt" style:font-name-complex="Tahoma" style:font-size-complex="8pt"/>
    </style:style>
    <style:style style:name="脚注文本" style:family="paragraph" style:parent-style-name="Default_20_Text">
      <style:paragraph-properties fo:margin-top="0in" fo:margin-bottom="0in" fo:text-align="justify" style:justify-single-word="false" fo:keep-together="always" style:text-autospace="ideograph-alpha" style:punctuation-wrap="hanging" style:vertical-align="auto"/>
      <style:text-properties style:font-name-complex="Arial"/>
    </style:style>
    <style:style style:name="Table_20_Heading_20_Left" style:display-name="Table Heading Left" style:family="paragraph" style:parent-style-name="Default_20_Text">
      <style:paragraph-properties fo:margin-top="0.0835in" fo:margin-bottom="0.0835in" style:text-autospace="ideograph-alpha" style:punctuation-wrap="hanging" style:vertical-align="auto"/>
      <style:text-properties fo:font-weight="bold" style:font-weight-asian="bold" style:font-weight-complex="bold"/>
    </style:style>
    <style:style style:name="Table_20_Heading_20_centre" style:display-name="Table Heading centre" style:family="paragraph" style:parent-style-name="Default_20_Text">
      <style:paragraph-properties fo:margin-left="0in" fo:margin-right="-0.0161in" fo:margin-top="0.0835in" fo:margin-bottom="0.0835in" fo:text-align="center" style:justify-single-word="false" fo:text-indent="0in" style:auto-text-indent="false" style:text-autospace="ideograph-alpha" style:punctuation-wrap="hanging" style:vertical-align="auto"/>
      <style:text-properties fo:font-weight="bold" style:font-weight-asian="bold" style:font-weight-complex="bold"/>
    </style:style>
    <style:style style:name="HTML_20_预设格式" style:display-name="HTML 预设格式" style:family="paragraph" style:parent-style-name="Default_20_Text">
      <style:paragraph-properties fo:margin-top="0in" fo:margin-bottom="0in" style:text-autospace="ideograph-alpha" style:punctuation-wrap="hanging"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en" fo:country="GB" style:font-name-complex="Courier New"/>
    </style:style>
    <style:style style:name="Endnote" style:family="paragraph" style:parent-style-name="Default_20_Text" style:class="extra">
      <style:paragraph-properties style:snap-to-layout-grid="fals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_20_Single" style:class="extra"/>
    <style:style style:name="Heading_20_10" style:display-name="Heading 10" style:family="paragraph" style:parent-style-name="Heading" style:next-style-name="Text_20_Body_20_Single" style:default-outline-level="10" style:list-level="1" style:class="text">
      <style:text-properties fo:font-size="75%" fo:font-weight="bold" style:font-size-asian="75%" style:font-weight-asian="bold" style:font-size-complex="75%" style:font-weight-complex="bold"/>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4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Arial" style:font-name-asian="MS Mincho" style:font-name-complex="Arial"/>
    </style:style>
    <style:style style:name="WW8Num23z2" style:family="text">
      <style:text-properties style:font-name="Wingdings" style:font-name-complex="Wingdings"/>
    </style:style>
    <style:style style:name="WW8Num23z4" style:family="text">
      <style:text-properties style:font-name="Courier New" style:font-name-complex="Courier New"/>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9z0" style:family="text">
      <style:text-properties style:font-name="Symbol" style:font-name-complex="Symbol"/>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默认段落字体" style:family="text"/>
    <style:style style:name="Page_20_Number" style:display-name="Page Number" style:family="text" style:parent-style-name="默认段落字体"/>
    <style:style style:name="Internet_20_link" style:display-name="Internet link" style:family="text" style:parent-style-name="默认段落字体">
      <style:text-properties fo:color="#0000ff" style:text-underline-style="solid" style:text-underline-width="auto" style:text-underline-color="font-color"/>
    </style:style>
    <style:style style:name="批注引用" style:family="text" style:parent-style-name="默认段落字体">
      <style:text-properties fo:font-size="8pt" style:font-size-asian="8pt" style:font-size-complex="8pt"/>
    </style:style>
    <style:style style:name="Footnote_20_Symbol" style:display-name="Footnote Symbol" style:family="text" style:parent-style-name="默认段落字体">
      <style:text-properties style:text-position="super 58%"/>
    </style:style>
    <style:style style:name="尾注文本_20_Char" style:display-name="尾注文本 Char" style:family="text" style:parent-style-name="默认段落字体">
      <style:text-properties style:font-name="Arial" style:font-name-complex="Arial"/>
    </style:style>
    <style:style style:name="Endnote_20_Symbol" style:display-name="Endnote Symbol" style:family="text" style:parent-style-name="默认段落字体">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9846in" fo:margin-right="0.9839in" fo:text-align="center" style:justify-single-word="false" fo:text-indent="0in" style:auto-text-indent="false" fo:padding="0in" fo:border="none">
        <style:tab-stops/>
      </style:paragraph-properties>
    </style:style>
    <style:style style:name="MP2" style:family="paragraph" style:parent-style-name="Header">
      <style:paragraph-properties fo:margin-top="0in" fo:margin-bottom="0.0835in" fo:padding="0in" fo:border="none"/>
      <style:text-properties fo:language="en" fo:country="GB"/>
    </style:style>
    <style:style style:name="MP3" style:family="paragraph" style:parent-style-name="Header">
      <style:paragraph-properties fo:margin-left="0in" fo:margin-right="-0.0008in" fo:margin-top="0in" fo:margin-bottom="0.0835in" fo:text-indent="0.9846in" style:auto-text-indent="false"/>
      <style:text-properties fo:font-size="12pt" fo:language="en" fo:country="GB" fo:font-weight="bold" style:font-size-asian="12pt" style:font-weight-asian="bold"/>
    </style:style>
    <style:style style:name="MT1" style:family="text">
      <style:text-properties fo:language="en" fo:country="GB"/>
    </style:style>
    <style:style style:name="MT2" style:family="text">
      <style:text-properties fo:language="en" fo:country="GB" style:language-asian="zh" style:country-asian="CN"/>
    </style:style>
    <style:style style:name="Mfr1" style:family="graphic" style:parent-style-name="Frame">
      <style:graphic-properties fo:margin-left="0in" fo:margin-right="0.098in" style:wrap="dynamic" style:number-wrapped-paragraphs="no-limit" style:vertical-pos="from-top" style:vertical-rel="paragraph" style:horizontal-pos="from-left" style:horizontal-rel="paragraph" fo:background-color="#ffffff" style:background-transparency="100%" fo:padding="0.0102in" fo:border="none" style:flow-with-text="false">
        <style:background-image/>
      </style:graphic-properties>
    </style:style>
    <style:style style:name="Mfr2"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8.2681in" fo:page-height="11.6929in" style:num-format="1" style:print-orientation="portrait" fo:margin-top="0.5in" fo:margin-bottom="0.3425in" fo:margin-left="0.9846in" fo:margin-right="0.7874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11in" fo:margin-left="0in" fo:margin-right="0in" fo:margin-bottom="0.6425in" style:dynamic-spacing="true"/>
      </style:header-style>
      <style:footer-style>
        <style:header-footer-properties fo:min-height="0.839in" fo:margin-left="0in" fo:margin-right="0in" fo:margin-top="0.8in" style:dynamic-spacing="true"/>
      </style:footer-style>
    </style:page-layout>
    <style:page-layout style:name="Mpm2">
      <style:page-layout-properties fo:page-width="8.2681in" fo:page-height="11.6929in" style:num-format="1" style:print-orientation="portrait" fo:margin-top="1.1811in" fo:margin-bottom="1.1811in" fo:margin-left="0.9846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1" text:anchor-type="char" svg:x="0in" svg:y="0.0008in" svg:width="0.878in" svg:height="0.3563in" draw:z-index="24"><draw:text-box><text:p text:style-name="MP2"><draw:frame draw:style-name="Mfr2" draw:name="graphics3" text:anchor-type="as-char" svg:width="0.8807in" svg:height="0.3571in" draw:z-index="48"><draw:image xlink:href="Pictures/2000009900002CA6000011E130C3F338.wmf" xlink:type="simple" xlink:show="embed" xlink:actuate="onLoad"/></draw:frame></text:p></draw:text-box></draw:frame><text:bookmark-start text:name="prop_SecComp"/><text:span text:style-name="MT1">IBM </text:span><text:bookmark-end text:name="prop_SecComp"/><text:bookmark-start text:name="prop_SecCopySep"/><text:span text:style-name="MT2">CSTL Workload Development Team</text:span><text:span text:style-name="MT1"> </text:span><text:bookmark-end text:name="prop_SecCopySep"/><text:bookmark-start text:name="prop_CopyCust"/><text:span text:style-name="MT1">- ©</text:span><text:bookmark-end text:name="prop_CopyCust"/><text:bookmark-start text:name="prop_CopyComp"/><text:bookmark text:name="prop_CopyAnd"/><text:span text:style-name="MT1">IBM Corporation 20</text:span><text:bookmark-end text:name="prop_CopyComp"/><text:span text:style-name="MT2">1</text:span><text:span text:style-name="MT2">6</text:span></text:p>
        <text:p text:style-name="MP3"><text:tab/>ProjectX <text:s/>Workload– Users Guide</text:p>
      </style:header>
      <style:footer>
        <text:p text:style-name="Footer"><text:bookmark-start text:name="LDocument"/><text:span text:style-name="MT1">Document:</text:span><text:bookmark-end text:name="LDocument"/><text:span text:style-name="MT1"> <text:tab/></text:span><text:bookmark-start text:name="prop_Document"/><text:span text:style-name="MT1"> <text:s text:c="35"/></text:span><text:bookmark-end text:name="prop_Document"/><text:span text:style-name="MT1"><text:tab/></text:span><text:bookmark-start text:name="LDate"/><text:span text:style-name="MT1">Date:</text:span><text:bookmark-end text:name="LDate"/><text:span text:style-name="MT1"> <text:s/>1.10.2016</text:span><text:span text:style-name="MT2"><text:line-break/></text:span><text:bookmark-start text:name="LVersion"/><text:span text:style-name="MT1">Version:</text:span><text:bookmark-end text:name="LVersion"/><text:span text:style-name="MT1"> <text:s/></text:span><text:bookmark-start text:name="prop_Version"/><text:span text:style-name="MT1">V1.</text:span><text:bookmark-end text:name="prop_Version"/><text:span text:style-name="MT1">5</text:span><text:span text:style-name="MT2"><text:tab/></text:span><text:bookmark-start text:name="LStatus"/><text:span text:style-name="MT1"> <text:s text:c="35"/>Status:</text:span><text:bookmark-end text:name="LStatus"/><text:span text:style-name="MT1"> <text:s/></text:span><text:bookmark text:name="prop_Text2"/><text:span text:style-name="MT1">Draft<text:tab/>Page </text:span><text:span text:style-name="MT1"><text:page-number text:select-page="current">24</text:page-number></text:span><text:span text:style-name="MT1"> <text:s/></text:span><text:bookmark-start text:name="Tof"/><text:span text:style-name="MT1">of</text:span><text:bookmark-end text:name="Tof"/><text:span text:style-name="MT1"> </text:span><text:span text:style-name="MT1"><text:page-count>24</text:page-count></text:span><text:span text:style-name="MT1"> </text:span></text:p>
      </style:footer>
    </style:master-page>
    <style:master-page style:name="First_20_Page" style:display-name="First Page" style:page-layout-name="Mpm2" style:next-style-name="Standard">
      <style:header>
        <text:p text:style-name="Default_20_Text"/>
      </style:header>
      <style:footer>
        <text:p text:style-name="Default_20_Text"/>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dc:title>XPDint Application Admin Guide</dc:title>
    <dc:description>V3.0.0.</dc:description>
    <dc:subject>Users Guide</dc:subject>
    <meta:creation-date>2012-09-18T10:34:29</meta:creation-date>
    <meta:keyword>XPDint Application</meta:keyword>
    <meta:keyword>Users Guide</meta:keyword>
    <meta:editing-cycles>235</meta:editing-cycles>
    <meta:editing-duration>PT639H30M26S</meta:editing-duration>
    <dc:date>2016-03-03T07:32:07.72</dc:date>
    <meta:print-date>2015-11-10T14:18:55.35</meta:print-date>
    <meta:document-statistic meta:table-count="3" meta:image-count="1" meta:object-count="0" meta:page-count="24" meta:paragraph-count="568" meta:word-count="4506" meta:character-count="34251"/>
    <meta:user-defined meta:name="Author">Ingo Burkhardt</meta:user-defined>
    <meta:user-defined meta:name="CopyComp">IBM Corporation 2007</meta:user-defined>
    <meta:user-defined meta:name="CopyCust">© </meta:user-defined>
    <meta:user-defined meta:name="Date">02.08.2007</meta:user-defined>
    <meta:user-defined meta:name="DateSequence">dmy</meta:user-defined>
    <meta:user-defined meta:name="ID">GSW017</meta:user-defined>
    <meta:user-defined meta:name="LAuthor">Author:</meta:user-defined>
    <meta:user-defined meta:name="LDate">Date:</meta:user-defined>
    <meta:user-defined meta:name="LDocument">Document:</meta:user-defined>
    <meta:user-defined meta:name="LForm">GSW017</meta:user-defined>
    <meta:user-defined meta:name="LOwner">Owner:</meta:user-defined>
    <meta:user-defined meta:name="LPath">Path:</meta:user-defined>
    <meta:user-defined meta:name="LStatus">Status:</meta:user-defined>
    <meta:user-defined meta:name="LSubject">Subject:</meta:user-defined>
    <meta:user-defined meta:name="LVersion">Version:</meta:user-defined>
    <meta:user-defined meta:name="Language">uk</meta:user-defined>
    <meta:user-defined meta:name="Lcustomer">Customer:</meta:user-defined>
    <meta:user-defined meta:name="Logo">%IMAGE%C:\projects\MGI\mgi-logo.gif</meta:user-defined>
    <meta:user-defined meta:name="LongDate">August 2, 2007</meta:user-defined>
    <meta:user-defined meta:name="MonthNo">8</meta:user-defined>
    <meta:user-defined meta:name="Owner">Ingo Burkhardt</meta:user-defined>
    <meta:user-defined meta:name="SecAnd"> and </meta:user-defined>
    <meta:user-defined meta:name="SecComp">IBM Deutschland GmbH Confidential</meta:user-defined>
    <meta:user-defined meta:name="SecCopySep"> - </meta:user-defined>
    <meta:user-defined meta:name="SecCust">MGI METRO Group Information Technology GmbH</meta:user-defined>
    <meta:user-defined meta:name="Status">Draft</meta:user-defined>
    <meta:user-defined meta:name="StatusValue">Draft</meta:user-defined>
    <meta:user-defined meta:name="Subject">Administrations Guide</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Store Integration Solution</meta:user-defined>
    <meta:user-defined meta:name="Tof">of</meta:user-defined>
    <meta:user-defined meta:name="Version">V0.1</meta:user-defined>
    <meta:user-defined meta:name="__DFTemplateID">GSW017</meta:user-defined>
    <meta:user-defined meta:name="company">IBM Deutschland GmbH</meta:user-defined>
    <meta:user-defined meta:name="copyright">company</meta:user-defined>
    <meta:user-defined meta:name="customer">MGI METRO Group Information Technology GmbH</meta:user-defined>
    <meta:user-defined meta:name="dateformat">dd.mm.yyyy</meta:user-defined>
    <meta:user-defined meta:name="projectname">Store Expeditor</meta:user-defined>
    <meta:user-defined meta:name="securityclass">CONFID</meta:user-defined>
    <meta:user-defined meta:name="securitytype">both</meta:user-defined>
  </office:meta>
</office:document-meta>
</file>